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012456"/>
      <style:paragraph-properties fo:background-color="#012456"/>
    </style:style>
    <style:style style:name="P2" style:family="paragraph" style:parent-style-name="Standard">
      <loext:graphic-properties draw:fill="solid" draw:fill-color="#012456"/>
      <style:paragraph-properties fo:background-color="#012456"/>
      <style:text-properties fo:color="#00ffff" style:font-name="Lucida Console" fo:font-size="9pt" style:font-size-asian="9pt"/>
    </style:style>
    <style:style style:name="P3" style:family="paragraph" style:parent-style-name="Standard">
      <loext:graphic-properties draw:fill="solid" draw:fill-color="#012456"/>
      <style:paragraph-properties fo:background-color="#012456"/>
      <style:text-properties fo:color="#f5f5f5" style:font-name="Lucida Console" fo:font-size="9pt" style:font-size-asian="9pt"/>
    </style:style>
    <style:style style:name="T1" style:family="text">
      <style:text-properties fo:color="#f5f5f5" style:font-name="Lucida Console" fo:font-size="9pt" style:font-size-asian="9pt"/>
    </style:style>
    <style:style style:name="T2" style:family="text">
      <style:text-properties fo:color="#00ffff" style:font-name="Lucida Console" fo:font-size="9pt" style:font-size-asian="9pt"/>
    </style:style>
    <style:style style:name="T3" style:family="text">
      <style:text-properties fo:color="#ff8c00" style:font-name="Lucida Console" fo:font-size="9pt" style:font-size-asian="9pt"/>
    </style:style>
    <style:style style:name="T4" style:family="text">
      <style:text-properties fo:color="#ff9494" style:font-name="Lucida Console" fo:font-size="9pt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PS C:\Users\ncterry\Desktop\HTTP-Connectivity-Tester\Examples\Microsoft\WindowsDefenderAdvancedThreatProtection&gt; cd C:\Users\ncterry\Desktop</text:span></text:p>
      <text:p text:style-name="P1"><text:span text:style-name="T1">cd .\HTTP-Connectivity-Tester\Examples\Microsoft\</text:span></text:p>
      <text:p text:style-name="P1"><text:span text:style-name="T1">cd .\WindowsDefenderAdvancedThreatProtection</text:span></text:p>
      <text:p text:style-name="P1"><text:span text:style-name="T1">$connectivity = Get-WDATPConnectivity -Verbose</text:span></text:p>
      <text:p text:style-name="P1"><text:span text:style-name="T1">$connectivity | Format-List -Property Blocked,TestUrl,UnblockUrl,DnsAliases,IpAddresses,Description,Resolved,ActualStatusCode,ExpectedStatusCode,UnexpectedStatus </text:span></text:p>
      <text:p text:style-name="P1"><text:span text:style-name="T1">Save-HttpConnectivity -FileName ('WDATPConnectivity_{0:yyyyMMdd_HHmmss}' -f (Get-Date)) -Objects $connectivity </text:span></text:p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onboardingpackagescusprd.blob.core.windows.net/</text:span></text:p>
      <text:p text:style-name="P1"><text:span text:style-name="T2">*************************************************</text:span></text:p>
      <text:p text:style-name="P2"/>
      <text:p text:style-name="P1"><text:span text:style-name="T2">VERBOSE: </text:span></text:p>
      <text:p text:style-name="P1"><text:span text:style-name="T2">Test Url: https://onboardingpackagescusprd.blob.core.windows.net/</text:span></text:p>
      <text:p text:style-name="P1"><text:span text:style-name="T2">Url to Unblock: https://*.blob.core.windows.net</text:span></text:p>
      <text:p text:style-name="P1"><text:span text:style-name="T2">Url Type: Pattern</text:span></text:p>
      <text:p text:style-name="P1"><text:span text:style-name="T2">Description: Azure Blob storage. Eastern US data center</text:span></text:p>
      <text:p text:style-name="P1"><text:span text:style-name="T2">Resolved: True</text:span></text:p>
      <text:p text:style-name="P1"><text:span text:style-name="T2">IP Addresses: 13.67.155.16</text:span></text:p>
      <text:p text:style-name="P1"><text:span text:style-name="T2">DNS Aliases: blob.dm3prdstr08a.store.core.windows.net</text:span></text:p>
      <text:p text:style-name="P1"><text:span text:style-name="T2">Actual Status Code: 400</text:span></text:p>
      <text:p text:style-name="P1"><text:span text:style-name="T2">Expected Status Code: 400</text:span></text:p>
      <text:p text:style-name="P1"><text:span text:style-name="T2">Is Unexpected Status Code: False</text:span></text:p>
      <text:p text:style-name="P1"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2"/>
      <text:p text:style-name="P2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onboardingpackageseusprd.blob.core.windows.net/</text:span></text:p>
      <text:p text:style-name="P1"><text:span text:style-name="T2">*************************************************</text:span></text:p>
      <text:p text:style-name="P2"/>
      <text:p text:style-name="P1"><text:span text:style-name="T2">VERBOSE: </text:span></text:p>
      <text:p text:style-name="P1"><text:span text:style-name="T2">Test Url: https://onboardingpackageseusprd.blob.core.windows.net/</text:span></text:p>
      <text:p text:style-name="P1"><text:span text:style-name="T2">Url to Unblock: https://*.blob.core.windows.net</text:span></text:p>
      <text:p text:style-name="P1"><text:span text:style-name="T2">Url Type: Pattern</text:span></text:p>
      <text:p text:style-name="P1"><text:span text:style-name="T2">Description: Azure Blob storage. Central US data center</text:span></text:p>
      <text:p text:style-name="P1"><text:span text:style-name="T2">Resolved: True</text:span></text:p>
      <text:p text:style-name="P1"><text:span text:style-name="T2">IP Addresses: 52.225.136.36</text:span></text:p>
      <text:p text:style-name="P1"><text:span text:style-name="T2">DNS Aliases: blob.bn6prdstr15a.store.core.windows.net</text:span></text:p>
      <text:p text:style-name="P1"><text:span text:style-name="T2">Actual Status Code: 400</text:span></text:p>
      <text:p text:style-name="P1"><text:span text:style-name="T2">Expected Status Code: 400</text:span></text:p>
      <text:p text:style-name="P1"><text:span text:style-name="T2">Is Unexpected Status Code: False</text:span></text:p>
      <text:p text:style-name="P1"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2"/>
      <text:p text:style-name="P2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://crl.microsoft.com/</text:span></text:p>
      <text:p text:style-name="P1"><text:span text:style-name="T2">*************************************************</text:span></text:p>
      <text:p text:style-name="P2"/>
      <text:p text:style-name="P1"><text:span text:style-name="T2">VERBOSE: </text:span></text:p>
      <text:p text:style-name="P1"><text:span text:style-name="T2">Test Url: http://crl.microsoft.com/</text:span></text:p>
      <text:p text:style-name="P1"><text:span text:style-name="T2">Url to Unblock: http://crl.microsoft.com</text:span></text:p>
      <text:p text:style-name="P1"><text:span text:style-name="T2">Url Type: Literal</text:span></text:p>
      <text:p text:style-name="P1"><text:span text:style-name="T2">Description: Microsoft Certificate Revocation List responder URL</text:span></text:p>
      <text:p text:style-name="P1"><text:span text:style-name="T2">Resolved: True</text:span></text:p>
      <text:p text:style-name="P1"><text:span text:style-name="T2">IP Addresses: 104.70.120.51, 104.70.120.59</text:span></text:p>
      <text:p text:style-name="P1"><text:span text:style-name="T2">DNS Aliases: crl.www.ms.akadns.net, a1363.dscg.akamai.net</text:span></text:p>
      <text:p text:style-name="P1"><text:span text:style-name="T2">Actual Status Code: 400</text:span></text:p>
      <text:p text:style-name="P1"><text:soft-page-break/><text:span text:style-name="T2">Expected Status Code: 400</text:span></text:p>
      <text:p text:style-name="P1"><text:span text:style-name="T2">Is Unexpected Status Code: False</text:span></text:p>
      <text:p text:style-name="P1"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2"/>
      <text:p text:style-name="P2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://ctldl.windowsupdate.com/</text:span></text:p>
      <text:p text:style-name="P1"><text:span text:style-name="T2">*************************************************</text:span></text:p>
      <text:p text:style-name="P2"/>
      <text:p text:style-name="P1"><text:span text:style-name="T2">VERBOSE: </text:span></text:p>
      <text:p text:style-name="P1"><text:span text:style-name="T2">Test Url: http://ctldl.windowsupdate.com/</text:span></text:p>
      <text:p text:style-name="P1"><text:span text:style-name="T2">Url to Unblock: http://ctldl.windowsupdate.com</text:span></text:p>
      <text:p text:style-name="P1"><text:span text:style-name="T2">Url Type: Literal</text:span></text:p>
      <text:p text:style-name="P1"><text:span text:style-name="T2">Description: Microsoft Certificate Trust List download URL</text:span></text:p>
      <text:p text:style-name="P1"><text:span text:style-name="T2">Resolved: True</text:span></text:p>
      <text:p text:style-name="P1"><text:span text:style-name="T2">IP Addresses: 72.21.81.240</text:span></text:p>
      <text:p text:style-name="P1"><text:span text:style-name="T2">DNS Aliases: au-bg-shim.trafficmanager.net, audownload.windowsupdate.nsatc.net, wu.azureedge.net, wu.ec.azureedge.net, wu.wpc.apr-52dd2.ed</text:span></text:p>
      <text:p text:style-name="P1"><text:span text:style-name="T2">gecastdns.net, hlb.apr-52dd2-0.edgecastdns.net, cs11.wpc.v0cdn.net</text:span></text:p>
      <text:p text:style-name="P1"><text:span text:style-name="T2">Actual Status Code: 200</text:span></text:p>
      <text:p text:style-name="P1"><text:span text:style-name="T2">Expected Status Code: 200</text:span></text:p>
      <text:p text:style-name="P1"><text:span text:style-name="T2">Is Unexpected Status Code: False</text:span></text:p>
      <text:p text:style-name="P1"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2"/>
      <text:p text:style-name="P2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events.data.microsoft.com/</text:span></text:p>
      <text:p text:style-name="P1"><text:span text:style-name="T2">*************************************************</text:span></text:p>
      <text:p text:style-name="P2"/>
      <text:p text:style-name="P1"><text:span text:style-name="T2">VERBOSE: </text:span></text:p>
      <text:p text:style-name="P1"><text:span text:style-name="T2">Test Url: https://events.data.microsoft.com/</text:span></text:p>
      <text:p text:style-name="P1"><text:span text:style-name="T2">Url to Unblock: https://events.data.microsoft.com</text:span></text:p>
      <text:p text:style-name="P1"><text:span text:style-name="T2">Url Type: Literal</text:span></text:p>
      <text:p text:style-name="P1"><text:span text:style-name="T2">Description: WDATP event channel</text:span></text:p>
      <text:p text:style-name="P1"><text:span text:style-name="T2">Resolved: True</text:span></text:p>
      <text:p text:style-name="P1"><text:span text:style-name="T2">IP Addresses: 52.114.74.44</text:span></text:p>
      <text:p text:style-name="P1"><text:span text:style-name="T2">DNS Aliases: global.asimov.events.data.trafficmanager.net, skypedataprdcolweu03.cloudapp.net</text:span></text:p>
      <text:p text:style-name="P1"><text:span text:style-name="T2">Actual Status Code: 404</text:span></text:p>
      <text:p text:style-name="P1"><text:span text:style-name="T2">Expected Status Code: 404</text:span></text:p>
      <text:p text:style-name="P1"><text:span text:style-name="T2">Is Unexpected Status Code: False</text:span></text:p>
      <text:p text:style-name="P1"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2"/>
      <text:p text:style-name="P2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us.vortex-win.data.microsoft.com/collect/v1</text:span></text:p>
      <text:p text:style-name="P1"><text:span text:style-name="T2">*************************************************</text:span></text:p>
      <text:p text:style-name="P2"/>
      <text:p text:style-name="P1"><text:span text:style-name="T2">VERBOSE: </text:span></text:p>
      <text:p text:style-name="P1"><text:span text:style-name="T2">Test Url: https://us.vortex-win.data.microsoft.com/collect/v1</text:span></text:p>
      <text:p text:style-name="P1"><text:span text:style-name="T2">Url to Unblock: https://us.vortex-win.data.microsoft.com/collect/v1</text:span></text:p>
      <text:p text:style-name="P1"><text:span text:style-name="T2">Url Type: Literal</text:span></text:p>
      <text:p text:style-name="P1"><text:span text:style-name="T2">Description: WDATP data channel</text:span></text:p>
      <text:p text:style-name="P1"><text:span text:style-name="T2">Resolved: True</text:span></text:p>
      <text:p text:style-name="P1"><text:soft-page-break/><text:span text:style-name="T2">IP Addresses: 52.114.133.60</text:span></text:p>
      <text:p text:style-name="P1"><text:span text:style-name="T2">DNS Aliases: us.events.data.trafficmanager.net, skypedataprdcoleus06.cloudapp.net</text:span></text:p>
      <text:p text:style-name="P1"><text:span text:style-name="T2">Actual Status Code: 405</text:span></text:p>
      <text:p text:style-name="P1"><text:span text:style-name="T2">Expected Status Code: 400</text:span></text:p>
      <text:p text:style-name="P1"><text:span text:style-name="T2">Is Unexpected Status Code: True</text:span></text:p>
      <text:p text:style-name="P1"><text:span text:style-name="T2">Status Message: </text:span></text:p>
      <text:p text:style-name="P1"><text:span text:style-name="T2">Exception Message: The remote server returned an error: (405) Method Not Allowed.</text:span></text:p>
      <text:p text:style-name="P1"><text:span text:style-name="T2">Exception HRESULT: 80131509-2146233079</text:span></text:p>
      <text:p text:style-name="P1"><text:span text:style-name="T2">Exception Stacktrace: <text:s text:c="3"/>at System.Net.HttpWebRequest.GetResponse()</text:span></text:p>
      <text:p text:style-name="P1"><text:span text:style-name="T2"><text:s text:c="3"/>at CallSite.Target(Closure , CallSite , Object )</text:span></text:p>
      <text:p text:style-name="P1"><text:span text:style-name="T2">Call Site: At C:\Program Files\WindowsPowerShell\Modules\HttpConnectivityTester\HttpConnectivityTester.psm1:592 char:13</text:span></text:p>
      <text:p text:style-name="P1"><text:span text:style-name="T2">+ <text:s text:c="12"/>$response = $request.GetResponse()</text:span></text:p>
      <text:p text:style-name="P1"><text:span text:style-name="T2">+ <text:s text:c="12"/>~~~~~~~~~~~~~~~~~~~~~~~~~~~~~~~~~~</text:span></text:p>
      <text:p text:style-name="P1"><text:span text:style-name="T2">Script Stacktrace: at Get-HttpConnectivity, C:\Program Files\WindowsPowerShell\Modules\HttpConnectivityTester\HttpConnectivityTester.psm1:</text:span></text:p>
      <text:p text:style-name="P1"><text:span text:style-name="T2"><text:s/>line 592</text:span></text:p>
      <text:p text:style-name="P1"><text:span text:style-name="T2">at &lt;ScriptBlock&gt;, C:\Users\ncterry\Desktop\HTTP-Connectivity-Tester\Examples\Microsoft\WindowsDefenderAdvancedThreatProtection\WDATPConnec</text:span></text:p>
      <text:p text:style-name="P1"><text:span text:style-name="T2">tivity.psm1: line 159</text:span></text:p>
      <text:p text:style-name="P1"><text:span text:style-name="T2">at Get-WDATPConnectivity, C:\Users\ncterry\Desktop\HTTP-Connectivity-Tester\Examples\Microsoft\WindowsDefenderAdvancedThreatProtection\WDA</text:span></text:p>
      <text:p text:style-name="P1"><text:span text:style-name="T2">TPConnectivity.psm1: line 158</text:span></text:p>
      <text:p text:style-name="P1"><text:span text:style-name="T2">at &lt;ScriptBlock&gt;, &lt;No file&gt;: line 4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2"/>
      <text:p text:style-name="P2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us-v20.events.data.microsoft.com/</text:span></text:p>
      <text:p text:style-name="P1"><text:span text:style-name="T2">*************************************************</text:span></text:p>
      <text:p text:style-name="P2"/>
      <text:p text:style-name="P1"><text:span text:style-name="T2">VERBOSE: </text:span></text:p>
      <text:p text:style-name="P1"><text:span text:style-name="T2">Test Url: https://us-v20.events.data.microsoft.com/</text:span></text:p>
      <text:p text:style-name="P1"><text:span text:style-name="T2">Url to Unblock: https://us-v20.events.data.microsoft.com</text:span></text:p>
      <text:p text:style-name="P1"><text:span text:style-name="T2">Url Type: Literal</text:span></text:p>
      <text:p text:style-name="P1"><text:span text:style-name="T2">Description: WDATP event channel for 1803+</text:span></text:p>
      <text:p text:style-name="P1"><text:span text:style-name="T2">Resolved: True</text:span></text:p>
      <text:p text:style-name="P1"><text:span text:style-name="T2">IP Addresses: 52.114.133.60</text:span></text:p>
      <text:p text:style-name="P1"><text:span text:style-name="T2">DNS Aliases: us.events.data.trafficmanager.net, skypedataprdcoleus06.cloudapp.net</text:span></text:p>
      <text:p text:style-name="P1"><text:span text:style-name="T2">Actual Status Code: 404</text:span></text:p>
      <text:p text:style-name="P1"><text:span text:style-name="T2">Expected Status Code: 404</text:span></text:p>
      <text:p text:style-name="P1"><text:span text:style-name="T2">Is Unexpected Status Code: False</text:span></text:p>
      <text:p text:style-name="P1"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2"/>
      <text:p text:style-name="P2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winatp-gw-eus.microsoft.com/test</text:span></text:p>
      <text:p text:style-name="P1"><text:span text:style-name="T2">*************************************************</text:span></text:p>
      <text:p text:style-name="P2"/>
      <text:p text:style-name="P1"><text:span text:style-name="T2">VERBOSE: </text:span></text:p>
      <text:p text:style-name="P1"><text:span text:style-name="T2">Test Url: https://winatp-gw-eus.microsoft.com/test</text:span></text:p>
      <text:p text:style-name="P1"><text:span text:style-name="T2">Url to Unblock: https://winatp-gw-eus.microsoft.com/test</text:span></text:p>
      <text:p text:style-name="P1"><text:span text:style-name="T2">Url Type: Literal</text:span></text:p>
      <text:p text:style-name="P1"><text:span text:style-name="T2">Description: WDATP heartbeat/C&amp;C channel. Eastern US data center</text:span></text:p>
      <text:p text:style-name="P1"><text:span text:style-name="T2">Resolved: True</text:span></text:p>
      <text:p text:style-name="P1"><text:span text:style-name="T2">IP Addresses: 52.184.243.198</text:span></text:p>
      <text:p text:style-name="P1"><text:span text:style-name="T2">DNS Aliases: sevillecloudgateway-eus-prd.trafficmanager.net, cloudappgw-eus-prd.eastus2.cloudapp.azure.com</text:span></text:p>
      <text:p text:style-name="P1"><text:span text:style-name="T2">Actual Status Code: 200</text:span></text:p>
      <text:p text:style-name="P1"><text:span text:style-name="T2">Expected Status Code: 200</text:span></text:p>
      <text:p text:style-name="P1"><text:span text:style-name="T2">Is Unexpected Status Code: False</text:span></text:p>
      <text:p text:style-name="P1"><text:span text:style-name="T2">Status Message: </text:span></text:p>
      <text:p text:style-name="P1"><text:soft-page-break/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2"/>
      <text:p text:style-name="P2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winatp-gw-cus.microsoft.com/test</text:span></text:p>
      <text:p text:style-name="P1"><text:span text:style-name="T2">*************************************************</text:span></text:p>
      <text:p text:style-name="P2"/>
      <text:p text:style-name="P1"><text:span text:style-name="T2">VERBOSE: </text:span></text:p>
      <text:p text:style-name="P1"><text:span text:style-name="T2">Test Url: https://winatp-gw-cus.microsoft.com/test</text:span></text:p>
      <text:p text:style-name="P1"><text:span text:style-name="T2">Url to Unblock: https://winatp-gw-cus.microsoft.com/test</text:span></text:p>
      <text:p text:style-name="P1"><text:span text:style-name="T2">Url Type: Literal</text:span></text:p>
      <text:p text:style-name="P1"><text:span text:style-name="T2">Description: WDATP heartbeat/C&amp;C channel. Central US data center</text:span></text:p>
      <text:p text:style-name="P1"><text:span text:style-name="T2">Resolved: True</text:span></text:p>
      <text:p text:style-name="P1"><text:span text:style-name="T2">IP Addresses: 52.154.152.135</text:span></text:p>
      <text:p text:style-name="P1"><text:span text:style-name="T2">DNS Aliases: sevillecloudgateway-cus-prd.trafficmanager.net, cloudappgw-cus-prd.centralus.cloudapp.azure.com</text:span></text:p>
      <text:p text:style-name="P1"><text:span text:style-name="T2">Actual Status Code: 200</text:span></text:p>
      <text:p text:style-name="P1"><text:span text:style-name="T2">Expected Status Code: 200</text:span></text:p>
      <text:p text:style-name="P1"><text:span text:style-name="T2">Is Unexpected Status Code: False</text:span></text:p>
      <text:p text:style-name="P1"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2"/>
      <text:p text:style-name="P2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us.vortex-win.data.microsoft.com/health/keepalive</text:span></text:p>
      <text:p text:style-name="P1"><text:span text:style-name="T2">*************************************************</text:span></text:p>
      <text:p text:style-name="P2"/>
      <text:p text:style-name="P1"><text:span text:style-name="T2">VERBOSE: </text:span></text:p>
      <text:p text:style-name="P1"><text:span text:style-name="T2">Test Url: https://us.vortex-win.data.microsoft.com/health/keepalive</text:span></text:p>
      <text:p text:style-name="P1"><text:span text:style-name="T2">Url to Unblock: https://us.vortex-win.data.microsoft.com/health/keepalive</text:span></text:p>
      <text:p text:style-name="P1"><text:span text:style-name="T2">Url Type: Literal</text:span></text:p>
      <text:p text:style-name="P1"><text:span text:style-name="T2">Description: WDATP data channel.</text:span></text:p>
      <text:p text:style-name="P1"><text:span text:style-name="T2">Resolved: True</text:span></text:p>
      <text:p text:style-name="P1"><text:span text:style-name="T2">IP Addresses: 52.114.133.60</text:span></text:p>
      <text:p text:style-name="P1"><text:span text:style-name="T2">DNS Aliases: us.events.data.trafficmanager.net, skypedataprdcoleus06.cloudapp.net</text:span></text:p>
      <text:p text:style-name="P1"><text:span text:style-name="T2">Actual Status Code: 404</text:span></text:p>
      <text:p text:style-name="P1"><text:span text:style-name="T2">Expected Status Code: 200</text:span></text:p>
      <text:p text:style-name="P1"><text:span text:style-name="T2">Is Unexpected Status Code: False</text:span></text:p>
      <text:p text:style-name="P1"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2"/>
      <text:p text:style-name="P2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onboardingpackagescusprd.blob.core.windows.net/</text:span></text:p>
      <text:p text:style-name="P1"><text:span text:style-name="T2">*************************************************</text:span></text:p>
      <text:p text:style-name="P2"/>
      <text:p text:style-name="P1"><text:span text:style-name="T2">VERBOSE: </text:span></text:p>
      <text:p text:style-name="P1"><text:span text:style-name="T2">Test Url: https://onboardingpackagescusprd.blob.core.windows.net/</text:span></text:p>
      <text:p text:style-name="P1"><text:span text:style-name="T2">Url to Unblock: https://*.blob.core.windows.net</text:span></text:p>
      <text:p text:style-name="P1"><text:span text:style-name="T2">Url Type: Pattern</text:span></text:p>
      <text:p text:style-name="P1"><text:span text:style-name="T2">Description: Azure Blob storage. Eastern US data center</text:span></text:p>
      <text:p text:style-name="P1"><text:span text:style-name="T2">Resolved: True</text:span></text:p>
      <text:p text:style-name="P1"><text:span text:style-name="T2">IP Addresses: 13.67.155.16</text:span></text:p>
      <text:p text:style-name="P1"><text:span text:style-name="T2">DNS Aliases: blob.dm3prdstr08a.store.core.windows.net</text:span></text:p>
      <text:p text:style-name="P1"><text:span text:style-name="T2">Actual Status Code: 400</text:span></text:p>
      <text:p text:style-name="P1"><text:span text:style-name="T2">Expected Status Code: 400</text:span></text:p>
      <text:p text:style-name="P1"><text:span text:style-name="T2">Is Unexpected Status Code: False</text:span></text:p>
      <text:p text:style-name="P1"><text:soft-page-break/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2"/>
      <text:p text:style-name="P2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onboardingpackageseusprd.blob.core.windows.net/</text:span></text:p>
      <text:p text:style-name="P1"><text:span text:style-name="T2">*************************************************</text:span></text:p>
      <text:p text:style-name="P2"/>
      <text:p text:style-name="P1"><text:span text:style-name="T2">VERBOSE: </text:span></text:p>
      <text:p text:style-name="P1"><text:span text:style-name="T2">Test Url: https://onboardingpackageseusprd.blob.core.windows.net/</text:span></text:p>
      <text:p text:style-name="P1"><text:span text:style-name="T2">Url to Unblock: https://*.blob.core.windows.net</text:span></text:p>
      <text:p text:style-name="P1"><text:span text:style-name="T2">Url Type: Pattern</text:span></text:p>
      <text:p text:style-name="P1"><text:span text:style-name="T2">Description: Azure Blob storage. Central US data center</text:span></text:p>
      <text:p text:style-name="P1"><text:span text:style-name="T2">Resolved: True</text:span></text:p>
      <text:p text:style-name="P1"><text:span text:style-name="T2">IP Addresses: 52.225.136.36</text:span></text:p>
      <text:p text:style-name="P1"><text:span text:style-name="T2">DNS Aliases: blob.bn6prdstr15a.store.core.windows.net</text:span></text:p>
      <text:p text:style-name="P1"><text:span text:style-name="T2">Actual Status Code: 400</text:span></text:p>
      <text:p text:style-name="P1"><text:span text:style-name="T2">Expected Status Code: 400</text:span></text:p>
      <text:p text:style-name="P1"><text:span text:style-name="T2">Is Unexpected Status Code: False</text:span></text:p>
      <text:p text:style-name="P1"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2"/>
      <text:p text:style-name="P2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securitycenter.windows.com/</text:span></text:p>
      <text:p text:style-name="P1"><text:span text:style-name="T2">*************************************************</text:span></text:p>
      <text:p text:style-name="P2"/>
      <text:p text:style-name="P1"><text:span text:style-name="T2">VERBOSE: </text:span></text:p>
      <text:p text:style-name="P1"><text:span text:style-name="T2">Test Url: https://securitycenter.windows.com/</text:span></text:p>
      <text:p text:style-name="P1"><text:span text:style-name="T2">Url to Unblock: https://securitycenter.windows.com</text:span></text:p>
      <text:p text:style-name="P1"><text:span text:style-name="T2">Url Type: Literal</text:span></text:p>
      <text:p text:style-name="P1"><text:span text:style-name="T2">Description: Windows Defeder Security Center</text:span></text:p>
      <text:p text:style-name="P1"><text:span text:style-name="T2">Resolved: True</text:span></text:p>
      <text:p text:style-name="P1"><text:span text:style-name="T2">IP Addresses: 104.209.255.29</text:span></text:p>
      <text:p text:style-name="P1"><text:span text:style-name="T2">DNS Aliases: wdatpprduxappgwprdtm.trafficmanager.net, ed9ff591-2a1b-4c23-97c8-d17382c85e5a.cloudapp.net</text:span></text:p>
      <text:p text:style-name="P1"><text:span text:style-name="T2">Actual Status Code: 200</text:span></text:p>
      <text:p text:style-name="P1"><text:span text:style-name="T2">Expected Status Code: 200</text:span></text:p>
      <text:p text:style-name="P1"><text:span text:style-name="T2">Is Unexpected Status Code: False</text:span></text:p>
      <text:p text:style-name="P1"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2"/>
      <text:p text:style-name="P2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login.windows.net/</text:span></text:p>
      <text:p text:style-name="P1"><text:span text:style-name="T2">*************************************************</text:span></text:p>
      <text:p text:style-name="P2"/>
      <text:p text:style-name="P1"><text:span text:style-name="T2">VERBOSE: Unable to access https://login.windows.net/ due to </text:span></text:p>
      <text:p text:style-name="P1"><text:span text:style-name="T2">Exception Message: The underlying connection was closed: Could not establish trust relationship for the SSL/TLS secure channel.</text:span></text:p>
      <text:p text:style-name="P1"><text:span text:style-name="T2">Exception HRESULT: 80131509-2146233079</text:span></text:p>
      <text:p text:style-name="P1"><text:span text:style-name="T2">Exception Stacktrace: <text:s text:c="3"/>at System.Net.HttpWebRequest.GetResponse()</text:span></text:p>
      <text:p text:style-name="P1"><text:span text:style-name="T2"><text:s text:c="3"/>at CallSite.Target(Closure , CallSite , Object )</text:span></text:p>
      <text:p text:style-name="P1"><text:span text:style-name="T2">Inner Exception: The remote certificate is invalid according to the validation procedure.</text:span></text:p>
      <text:p text:style-name="P1"><text:span text:style-name="T2">Inner Exception HRESULT: 80131501-2146233087</text:span></text:p>
      <text:p text:style-name="P1"><text:span text:style-name="T2">Call Site: At C:\Program Files\WindowsPowerShell\Modules\HttpConnectivityTester\HttpConnectivityTester.psm1:592 char:13</text:span></text:p>
      <text:p text:style-name="P1"><text:soft-page-break/><text:span text:style-name="T2">+ <text:s text:c="12"/>$response = $request.GetResponse()</text:span></text:p>
      <text:p text:style-name="P1"><text:span text:style-name="T2">+ <text:s text:c="12"/>~~~~~~~~~~~~~~~~~~~~~~~~~~~~~~~~~~</text:span></text:p>
      <text:p text:style-name="P1"><text:span text:style-name="T2">Script Stacktrace: at Get-HttpConnectivity, C:\Program Files\WindowsPowerShell\Modules\HttpConnectivityTester\HttpConnectivityTester.psm1:</text:span></text:p>
      <text:p text:style-name="P1"><text:span text:style-name="T2"><text:s/>line 592</text:span></text:p>
      <text:p text:style-name="P1"><text:span text:style-name="T2">at &lt;ScriptBlock&gt;, C:\Users\ncterry\Desktop\HTTP-Connectivity-Tester\Examples\Microsoft\WindowsDefenderAdvancedThreatProtection\WDATPConnec</text:span></text:p>
      <text:p text:style-name="P1"><text:span text:style-name="T2">tivity.psm1: line 159</text:span></text:p>
      <text:p text:style-name="P1"><text:span text:style-name="T2">at Get-WDATPConnectivity, C:\Users\ncterry\Desktop\HTTP-Connectivity-Tester\Examples\Microsoft\WindowsDefenderAdvancedThreatProtection\WDA</text:span></text:p>
      <text:p text:style-name="P1"><text:span text:style-name="T2">TPConnectivity.psm1: line 158</text:span></text:p>
      <text:p text:style-name="P1"><text:span text:style-name="T2">at &lt;ScriptBlock&gt;, &lt;No file&gt;: line 4</text:span></text:p>
      <text:p text:style-name="P1"><text:span text:style-name="T3">WARNING: Chain status:</text:span></text:p>
      <text:p text:style-name="P1"><text:span text:style-name="T3"><text:s text:c="4"/>CERT_TRUST_REVOCATION_STATUS_UNKNOWN</text:span></text:p>
      <text:p text:style-name="P1"><text:span text:style-name="T3"><text:s text:c="4"/>CERT_TRUST_IS_OFFLINE_REVOCATION</text:span></text:p>
      <text:p text:style-name="P1"><text:span text:style-name="T3"><text:s text:c="4"/>CERT_TRUST_IS_PARTIAL_CHAIN</text:span></text:p>
      <text:p text:style-name="P1"><text:span text:style-name="T3">Missing issuer: CN=GlobalSign Root CA, OU=Root CA, O=GlobalSign nv-sa, C=BE</text:span></text:p>
      <text:p text:style-name="P1"><text:span text:style-name="T2">VERBOSE: Multiple remote certificate chain elements exist. ChainElement Count: 2 ChainStatus Count: 1</text:span></text:p>
      <text:p text:style-name="P1"><text:span text:style-name="T2">VERBOSE: </text:span></text:p>
      <text:p text:style-name="P1"><text:span text:style-name="T2">Test Url: https://login.windows.net/</text:span></text:p>
      <text:p text:style-name="P1"><text:span text:style-name="T2">Url to Unblock: https://login.windows.net/</text:span></text:p>
      <text:p text:style-name="P1"><text:span text:style-name="T2">Url Type: Literal</text:span></text:p>
      <text:p text:style-name="P1"><text:span text:style-name="T2">Description: Azure AD authentication</text:span></text:p>
      <text:p text:style-name="P1"><text:span text:style-name="T2">Resolved: True</text:span></text:p>
      <text:p text:style-name="P1"><text:span text:style-name="T2">IP Addresses: 40.126.3.97, 40.126.3.34, 20.190.131.103, 20.190.131.96, 40.126.3.32, 40.126.3.35, 40.126.3.98, 40.126.3.99</text:span></text:p>
      <text:p text:style-name="P1"><text:span text:style-name="T2">DNS Aliases: a.privatelink.msidentity.com, prda.aadg.msidentity.com, www.tm.a.prd.aadg.trafficmanager.net, bno.current.a.prd.aadg.trafficm</text:span></text:p>
      <text:p text:style-name="P1"><text:span text:style-name="T2">anager.net</text:span></text:p>
      <text:p text:style-name="P1"><text:span text:style-name="T2">Actual Status Code: 0</text:span></text:p>
      <text:p text:style-name="P1"><text:span text:style-name="T2">Expected Status Code: 200</text:span></text:p>
      <text:p text:style-name="P1"><text:span text:style-name="T2">Is Unexpected Status Code: True</text:span></text:p>
      <text:p text:style-name="P1"><text:span text:style-name="T2">Status Message: </text:span></text:p>
      <text:p text:style-name="P1"><text:span text:style-name="T2">Exception Message: The underlying connection was closed: Could not establish trust relationship for the SSL/TLS secure channel.</text:span></text:p>
      <text:p text:style-name="P1"><text:span text:style-name="T2">Exception HRESULT: 80131509-2146233079</text:span></text:p>
      <text:p text:style-name="P1"><text:span text:style-name="T2">Exception Stacktrace: <text:s text:c="3"/>at System.Net.HttpWebRequest.GetResponse()</text:span></text:p>
      <text:p text:style-name="P1"><text:span text:style-name="T2"><text:s text:c="3"/>at CallSite.Target(Closure , CallSite , Object )</text:span></text:p>
      <text:p text:style-name="P1"><text:span text:style-name="T2">Inner Exception: The remote certificate is invalid according to the validation procedure.</text:span></text:p>
      <text:p text:style-name="P1"><text:span text:style-name="T2">Inner Exception HRESULT: 80131501-2146233087</text:span></text:p>
      <text:p text:style-name="P1"><text:span text:style-name="T2">Call Site: At C:\Program Files\WindowsPowerShell\Modules\HttpConnectivityTester\HttpConnectivityTester.psm1:592 char:13</text:span></text:p>
      <text:p text:style-name="P1"><text:span text:style-name="T2">+ <text:s text:c="12"/>$response = $request.GetResponse()</text:span></text:p>
      <text:p text:style-name="P1"><text:span text:style-name="T2">+ <text:s text:c="12"/>~~~~~~~~~~~~~~~~~~~~~~~~~~~~~~~~~~</text:span></text:p>
      <text:p text:style-name="P1"><text:span text:style-name="T2">Script Stacktrace: at Get-HttpConnectivity, C:\Program Files\WindowsPowerShell\Modules\HttpConnectivityTester\HttpConnectivityTester.psm1:</text:span></text:p>
      <text:p text:style-name="P1"><text:span text:style-name="T2"><text:s/>line 592</text:span></text:p>
      <text:p text:style-name="P1"><text:span text:style-name="T2">at &lt;ScriptBlock&gt;, C:\Users\ncterry\Desktop\HTTP-Connectivity-Tester\Examples\Microsoft\WindowsDefenderAdvancedThreatProtection\WDATPConnec</text:span></text:p>
      <text:p text:style-name="P1"><text:span text:style-name="T2">tivity.psm1: line 159</text:span></text:p>
      <text:p text:style-name="P1"><text:span text:style-name="T2">at Get-WDATPConnectivity, C:\Users\ncterry\Desktop\HTTP-Connectivity-Tester\Examples\Microsoft\WindowsDefenderAdvancedThreatProtection\WDA</text:span></text:p>
      <text:p text:style-name="P1"><text:span text:style-name="T2">TPConnectivity.psm1: line 158</text:span></text:p>
      <text:p text:style-name="P1"><text:span text:style-name="T2">at &lt;ScriptBlock&gt;, &lt;No file&gt;: line 4</text:span></text:p>
      <text:p text:style-name="P1"><text:span text:style-name="T2">Blocked: True</text:span></text:p>
      <text:p text:style-name="P1"><text:span text:style-name="T2">Certificate Error: True</text:span></text:p>
      <text:p text:style-name="P1"><text:span text:style-name="T2">Certificate Error Message: Certificate chain error. Error: PartialChain Reason: A certificate chain could not be built to a trusted root a</text:span></text:p>
      <text:p text:style-name="P1"><text:span text:style-name="T2">uthority.</text:span></text:p>
      <text:p text:style-name="P1"><text:span text:style-name="T2"><text:s/>Certificate: [Subject]</text:span></text:p>
      <text:p text:style-name="P1"><text:span text:style-name="T2"><text:s text:c="2"/>CN=portal.office.com, O=Microsoft Corporation, L=Redmond, S=Washington, C=US</text:span></text:p>
      <text:p text:style-name="P2"/>
      <text:p text:style-name="P1"><text:span text:style-name="T2">[Issuer]</text:span></text:p>
      <text:p text:style-name="P1"><text:span text:style-name="T2"><text:s text:c="2"/>CN=GlobalSign Organization Validation CA - SHA256 - G3, O=GlobalSign nv-sa, C=BE</text:span></text:p>
      <text:p text:style-name="P2"/>
      <text:p text:style-name="P1"><text:span text:style-name="T2">[Serial Number]</text:span></text:p>
      <text:p text:style-name="P1"><text:span text:style-name="T2"><text:s text:c="2"/>78E5A167EACAB11095C3BBA8</text:span></text:p>
      <text:p text:style-name="P2"/>
      <text:p text:style-name="P1"><text:span text:style-name="T2">[Not Before]</text:span></text:p>
      <text:p text:style-name="P1"><text:span text:style-name="T2"><text:s text:c="2"/>5/28/2020 8:19:17 PM</text:span></text:p>
      <text:p text:style-name="P2"/>
      <text:p text:style-name="P1"><text:span text:style-name="T2">[Not After]</text:span></text:p>
      <text:p text:style-name="P1"><text:span text:style-name="T2"><text:s text:c="2"/>5/29/2022 8:19:17 PM</text:span></text:p>
      <text:p text:style-name="P2"/>
      <text:p text:style-name="P1"><text:soft-page-break/><text:span text:style-name="T2">[Thumbprint]</text:span></text:p>
      <text:p text:style-name="P1"><text:span text:style-name="T2"><text:s text:c="2"/>52160C0320D2862F3ED9AC914C3245EC323A0A33</text:span></text:p>
      <text:p text:style-name="P2"/>
      <text:p text:style-name="P1"><text:span text:style-name="T2">Ignore Certificate Validation Errors: False</text:span></text:p>
      <text:p text:style-name="P1"><text:span text:style-name="T2">Certificate Validation Error: True</text:span></text:p>
      <text:p text:style-name="P1"><text:span text:style-name="T2">Certificate Validation Error Message: A certificate chain processed, but terminated in a root certificate which is not trusted by the trus</text:span></text:p>
      <text:p text:style-name="P1"><text:span text:style-name="T2">t provider. 0x800b0109 (-2146762487 CERT_E_UNTRUSTEDROOT)</text:span></text:p>
      <text:p text:style-name="P2"/>
      <text:p text:style-name="P2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secure.aadcdn.microsoftonline-p.com/</text:span></text:p>
      <text:p text:style-name="P1"><text:span text:style-name="T2">*************************************************</text:span></text:p>
      <text:p text:style-name="P2"/>
      <text:p text:style-name="P1"><text:span text:style-name="T2">VERBOSE: </text:span></text:p>
      <text:p text:style-name="P1"><text:span text:style-name="T2">Test Url: https://secure.aadcdn.microsoftonline-p.com/</text:span></text:p>
      <text:p text:style-name="P1"><text:span text:style-name="T2">Url to Unblock: https://*.microsoftonline-p.com</text:span></text:p>
      <text:p text:style-name="P1"><text:span text:style-name="T2">Url Type: Pattern</text:span></text:p>
      <text:p text:style-name="P1"><text:span text:style-name="T2">Description: Azure AD Connect / Azure MFA / Azure ADFS</text:span></text:p>
      <text:p text:style-name="P1"><text:span text:style-name="T2">Resolved: True</text:span></text:p>
      <text:p text:style-name="P1"><text:span text:style-name="T2">IP Addresses: 23.218.141.114</text:span></text:p>
      <text:p text:style-name="P1"><text:span text:style-name="T2">DNS Aliases: secure.aadcdn.microsoftonline-p.com.edgekey.net, e13761.dscg.akamaiedge.net</text:span></text:p>
      <text:p text:style-name="P1"><text:span text:style-name="T2">Actual Status Code: 400</text:span></text:p>
      <text:p text:style-name="P1"><text:span text:style-name="T2">Expected Status Code: 400</text:span></text:p>
      <text:p text:style-name="P1"><text:span text:style-name="T2">Is Unexpected Status Code: False</text:span></text:p>
      <text:p text:style-name="P1"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2"/>
      <text:p text:style-name="P2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login.microsoftonline.com/</text:span></text:p>
      <text:p text:style-name="P1"><text:span text:style-name="T2">*************************************************</text:span></text:p>
      <text:p text:style-name="P2"/>
      <text:p text:style-name="P1"><text:span text:style-name="T2">VERBOSE: Unable to access https://login.microsoftonline.com/ due to </text:span></text:p>
      <text:p text:style-name="P1"><text:span text:style-name="T2">Exception Message: The underlying connection was closed: Could not establish trust relationship for the SSL/TLS secure channel.</text:span></text:p>
      <text:p text:style-name="P1"><text:span text:style-name="T2">Exception HRESULT: 80131509-2146233079</text:span></text:p>
      <text:p text:style-name="P1"><text:span text:style-name="T2">Exception Stacktrace: <text:s text:c="3"/>at System.Net.HttpWebRequest.GetResponse()</text:span></text:p>
      <text:p text:style-name="P1"><text:span text:style-name="T2"><text:s text:c="3"/>at CallSite.Target(Closure , CallSite , Object )</text:span></text:p>
      <text:p text:style-name="P1"><text:span text:style-name="T2">Inner Exception: The remote certificate is invalid according to the validation procedure.</text:span></text:p>
      <text:p text:style-name="P1"><text:span text:style-name="T2">Inner Exception HRESULT: 80131501-2146233087</text:span></text:p>
      <text:p text:style-name="P1"><text:span text:style-name="T2">Call Site: At C:\Program Files\WindowsPowerShell\Modules\HttpConnectivityTester\HttpConnectivityTester.psm1:592 char:13</text:span></text:p>
      <text:p text:style-name="P1"><text:span text:style-name="T2">+ <text:s text:c="12"/>$response = $request.GetResponse()</text:span></text:p>
      <text:p text:style-name="P1"><text:span text:style-name="T2">+ <text:s text:c="12"/>~~~~~~~~~~~~~~~~~~~~~~~~~~~~~~~~~~</text:span></text:p>
      <text:p text:style-name="P1"><text:span text:style-name="T2">Script Stacktrace: at Get-HttpConnectivity, C:\Program Files\WindowsPowerShell\Modules\HttpConnectivityTester\HttpConnectivityTester.psm1:</text:span></text:p>
      <text:p text:style-name="P1"><text:span text:style-name="T2"><text:s/>line 592</text:span></text:p>
      <text:p text:style-name="P1"><text:span text:style-name="T2">at &lt;ScriptBlock&gt;, C:\Users\ncterry\Desktop\HTTP-Connectivity-Tester\Examples\Microsoft\WindowsDefenderAdvancedThreatProtection\WDATPConnec</text:span></text:p>
      <text:p text:style-name="P1"><text:span text:style-name="T2">tivity.psm1: line 159</text:span></text:p>
      <text:p text:style-name="P1"><text:span text:style-name="T2">at Get-WDATPConnectivity, C:\Users\ncterry\Desktop\HTTP-Connectivity-Tester\Examples\Microsoft\WindowsDefenderAdvancedThreatProtection\WDA</text:span></text:p>
      <text:p text:style-name="P1"><text:span text:style-name="T2">TPConnectivity.psm1: line 158</text:span></text:p>
      <text:p text:style-name="P1"><text:span text:style-name="T2">at &lt;ScriptBlock&gt;, &lt;No file&gt;: line 4</text:span></text:p>
      <text:p text:style-name="P1"><text:span text:style-name="T3">WARNING: Chain status:</text:span></text:p>
      <text:p text:style-name="P1"><text:span text:style-name="T3"><text:s text:c="4"/>CERT_TRUST_REVOCATION_STATUS_UNKNOWN</text:span></text:p>
      <text:p text:style-name="P1"><text:span text:style-name="T3"><text:s text:c="4"/>CERT_TRUST_IS_OFFLINE_REVOCATION</text:span></text:p>
      <text:p text:style-name="P1"><text:span text:style-name="T3"><text:s text:c="4"/>CERT_TRUST_IS_PARTIAL_CHAIN</text:span></text:p>
      <text:p text:style-name="P1"><text:span text:style-name="T3">Missing issuer: CN=GlobalSign Root CA, OU=Root CA, O=GlobalSign nv-sa, C=BE</text:span></text:p>
      <text:p text:style-name="P1"><text:span text:style-name="T2">VERBOSE: Multiple remote certificate chain elements exist. ChainElement Count: 2 ChainStatus Count: 1</text:span></text:p>
      <text:p text:style-name="P1"><text:span text:style-name="T2">VERBOSE: </text:span></text:p>
      <text:p text:style-name="P1"><text:span text:style-name="T2">Test Url: https://login.microsoftonline.com/</text:span></text:p>
      <text:p text:style-name="P1"><text:span text:style-name="T2">Url to Unblock: https://login.microsoftonline.com</text:span></text:p>
      <text:p text:style-name="P1"><text:span text:style-name="T2">Url Type: Literal</text:span></text:p>
      <text:p text:style-name="P1"><text:span text:style-name="T2">Description: Azure AD authentication</text:span></text:p>
      <text:p text:style-name="P1"><text:span text:style-name="T2">Resolved: True</text:span></text:p>
      <text:p text:style-name="P1"><text:soft-page-break/><text:span text:style-name="T2">IP Addresses: 20.190.131.96, 40.126.3.32, 40.126.3.35, 40.126.3.98, 40.126.3.99, 40.126.3.97, 40.126.3.34, 20.190.131.103</text:span></text:p>
      <text:p text:style-name="P1"><text:span text:style-name="T2">DNS Aliases: a.privatelink.msidentity.com, prda.aadg.msidentity.com, www.tm.a.prd.aadg.trafficmanager.net, bno.current.a.prd.aadg.trafficm</text:span></text:p>
      <text:p text:style-name="P1"><text:span text:style-name="T2">anager.net</text:span></text:p>
      <text:p text:style-name="P1"><text:span text:style-name="T2">Actual Status Code: 0</text:span></text:p>
      <text:p text:style-name="P1"><text:span text:style-name="T2">Expected Status Code: 200</text:span></text:p>
      <text:p text:style-name="P1"><text:span text:style-name="T2">Is Unexpected Status Code: True</text:span></text:p>
      <text:p text:style-name="P1"><text:span text:style-name="T2">Status Message: </text:span></text:p>
      <text:p text:style-name="P1"><text:span text:style-name="T2">Exception Message: The underlying connection was closed: Could not establish trust relationship for the SSL/TLS secure channel.</text:span></text:p>
      <text:p text:style-name="P1"><text:span text:style-name="T2">Exception HRESULT: 80131509-2146233079</text:span></text:p>
      <text:p text:style-name="P1"><text:span text:style-name="T2">Exception Stacktrace: <text:s text:c="3"/>at System.Net.HttpWebRequest.GetResponse()</text:span></text:p>
      <text:p text:style-name="P1"><text:span text:style-name="T2"><text:s text:c="3"/>at CallSite.Target(Closure , CallSite , Object )</text:span></text:p>
      <text:p text:style-name="P1"><text:span text:style-name="T2">Inner Exception: The remote certificate is invalid according to the validation procedure.</text:span></text:p>
      <text:p text:style-name="P1"><text:span text:style-name="T2">Inner Exception HRESULT: 80131501-2146233087</text:span></text:p>
      <text:p text:style-name="P1"><text:span text:style-name="T2">Call Site: At C:\Program Files\WindowsPowerShell\Modules\HttpConnectivityTester\HttpConnectivityTester.psm1:592 char:13</text:span></text:p>
      <text:p text:style-name="P1"><text:span text:style-name="T2">+ <text:s text:c="12"/>$response = $request.GetResponse()</text:span></text:p>
      <text:p text:style-name="P1"><text:span text:style-name="T2">+ <text:s text:c="12"/>~~~~~~~~~~~~~~~~~~~~~~~~~~~~~~~~~~</text:span></text:p>
      <text:p text:style-name="P1"><text:span text:style-name="T2">Script Stacktrace: at Get-HttpConnectivity, C:\Program Files\WindowsPowerShell\Modules\HttpConnectivityTester\HttpConnectivityTester.psm1:</text:span></text:p>
      <text:p text:style-name="P1"><text:span text:style-name="T2"><text:s/>line 592</text:span></text:p>
      <text:p text:style-name="P1"><text:span text:style-name="T2">at &lt;ScriptBlock&gt;, C:\Users\ncterry\Desktop\HTTP-Connectivity-Tester\Examples\Microsoft\WindowsDefenderAdvancedThreatProtection\WDATPConnec</text:span></text:p>
      <text:p text:style-name="P1"><text:span text:style-name="T2">tivity.psm1: line 159</text:span></text:p>
      <text:p text:style-name="P1"><text:span text:style-name="T2">at Get-WDATPConnectivity, C:\Users\ncterry\Desktop\HTTP-Connectivity-Tester\Examples\Microsoft\WindowsDefenderAdvancedThreatProtection\WDA</text:span></text:p>
      <text:p text:style-name="P1"><text:span text:style-name="T2">TPConnectivity.psm1: line 158</text:span></text:p>
      <text:p text:style-name="P1"><text:span text:style-name="T2">at &lt;ScriptBlock&gt;, &lt;No file&gt;: line 4</text:span></text:p>
      <text:p text:style-name="P1"><text:span text:style-name="T2">Blocked: True</text:span></text:p>
      <text:p text:style-name="P1"><text:span text:style-name="T2">Certificate Error: True</text:span></text:p>
      <text:p text:style-name="P1"><text:span text:style-name="T2">Certificate Error Message: Certificate chain error. Error: PartialChain Reason: A certificate chain could not be built to a trusted root a</text:span></text:p>
      <text:p text:style-name="P1"><text:span text:style-name="T2">uthority.</text:span></text:p>
      <text:p text:style-name="P1"><text:span text:style-name="T2"><text:s/>Certificate: [Subject]</text:span></text:p>
      <text:p text:style-name="P1"><text:span text:style-name="T2"><text:s text:c="2"/>CN=portal.office.com, O=Microsoft Corporation, L=Redmond, S=Washington, C=US</text:span></text:p>
      <text:p text:style-name="P2"/>
      <text:p text:style-name="P1"><text:span text:style-name="T2">[Issuer]</text:span></text:p>
      <text:p text:style-name="P1"><text:span text:style-name="T2"><text:s text:c="2"/>CN=GlobalSign Organization Validation CA - SHA256 - G3, O=GlobalSign nv-sa, C=BE</text:span></text:p>
      <text:p text:style-name="P2"/>
      <text:p text:style-name="P1"><text:span text:style-name="T2">[Serial Number]</text:span></text:p>
      <text:p text:style-name="P1"><text:span text:style-name="T2"><text:s text:c="2"/>78E5A167EACAB11095C3BBA8</text:span></text:p>
      <text:p text:style-name="P2"/>
      <text:p text:style-name="P1"><text:span text:style-name="T2">[Not Before]</text:span></text:p>
      <text:p text:style-name="P1"><text:span text:style-name="T2"><text:s text:c="2"/>5/28/2020 8:19:17 PM</text:span></text:p>
      <text:p text:style-name="P2"/>
      <text:p text:style-name="P1"><text:span text:style-name="T2">[Not After]</text:span></text:p>
      <text:p text:style-name="P1"><text:span text:style-name="T2"><text:s text:c="2"/>5/29/2022 8:19:17 PM</text:span></text:p>
      <text:p text:style-name="P2"/>
      <text:p text:style-name="P1"><text:span text:style-name="T2">[Thumbprint]</text:span></text:p>
      <text:p text:style-name="P1"><text:span text:style-name="T2"><text:s text:c="2"/>52160C0320D2862F3ED9AC914C3245EC323A0A33</text:span></text:p>
      <text:p text:style-name="P2"/>
      <text:p text:style-name="P1"><text:span text:style-name="T2">Ignore Certificate Validation Errors: False</text:span></text:p>
      <text:p text:style-name="P1"><text:span text:style-name="T2">Certificate Validation Error: True</text:span></text:p>
      <text:p text:style-name="P1"><text:span text:style-name="T2">Certificate Validation Error Message: A certificate chain processed, but terminated in a root certificate which is not trusted by the trus</text:span></text:p>
      <text:p text:style-name="P1"><text:span text:style-name="T2">t provider. 0x800b0109 (-2146762487 CERT_E_UNTRUSTEDROOT)</text:span></text:p>
      <text:p text:style-name="P2"/>
      <text:p text:style-name="P2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winatpmanagement-us.securitycenter.windows.com/</text:span></text:p>
      <text:p text:style-name="P1"><text:span text:style-name="T2">*************************************************</text:span></text:p>
      <text:p text:style-name="P2"/>
      <text:p text:style-name="P1"><text:span text:style-name="T2">VERBOSE: </text:span></text:p>
      <text:p text:style-name="P1"><text:span text:style-name="T2">Test Url: https://winatpmanagement-us.securitycenter.windows.com/</text:span></text:p>
      <text:p text:style-name="P1"><text:span text:style-name="T2">Url to Unblock: https://*.securitycenter.windows.com</text:span></text:p>
      <text:p text:style-name="P1"><text:span text:style-name="T2">Url Type: Pattern</text:span></text:p>
      <text:p text:style-name="P1"><text:span text:style-name="T2">Description: </text:span></text:p>
      <text:p text:style-name="P1"><text:span text:style-name="T2">Resolved: True</text:span></text:p>
      <text:p text:style-name="P1"><text:span text:style-name="T2">IP Addresses: 104.43.168.55</text:span></text:p>
      <text:p text:style-name="P1"><text:span text:style-name="T2">DNS Aliases: sevillesettings-us-prd.trafficmanager.net, sevillesettings-cus-prd.cloudapp.net</text:span></text:p>
      <text:p text:style-name="P1"><text:span text:style-name="T2">Actual Status Code: 404</text:span></text:p>
      <text:p text:style-name="P1"><text:soft-page-break/><text:span text:style-name="T2">Expected Status Code: 404</text:span></text:p>
      <text:p text:style-name="P1"><text:span text:style-name="T2">Is Unexpected Status Code: False</text:span></text:p>
      <text:p text:style-name="P1"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2"/>
      <text:p text:style-name="P2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threatintel-eus.securitycenter.windows.com/</text:span></text:p>
      <text:p text:style-name="P1"><text:span text:style-name="T2">*************************************************</text:span></text:p>
      <text:p text:style-name="P2"/>
      <text:p text:style-name="P1"><text:span text:style-name="T2">VERBOSE: </text:span></text:p>
      <text:p text:style-name="P1"><text:span text:style-name="T2">Test Url: https://threatintel-eus.securitycenter.windows.com/</text:span></text:p>
      <text:p text:style-name="P1"><text:span text:style-name="T2">Url to Unblock: https://*.securitycenter.windows.com</text:span></text:p>
      <text:p text:style-name="P1"><text:span text:style-name="T2">Url Type: Pattern</text:span></text:p>
      <text:p text:style-name="P1"><text:span text:style-name="T2">Description: Threat Intel. Eastern US data center</text:span></text:p>
      <text:p text:style-name="P1"><text:span text:style-name="T2">Resolved: True</text:span></text:p>
      <text:p text:style-name="P1"><text:span text:style-name="T2">IP Addresses: 40.71.191.73</text:span></text:p>
      <text:p text:style-name="P1"><text:span text:style-name="T2">DNS Aliases: threatintel-eus-prd.trafficmanager.net, threatintel-eus-prd.cloudapp.net</text:span></text:p>
      <text:p text:style-name="P1"><text:span text:style-name="T2">Actual Status Code: 404</text:span></text:p>
      <text:p text:style-name="P1"><text:span text:style-name="T2">Expected Status Code: 404</text:span></text:p>
      <text:p text:style-name="P1"><text:span text:style-name="T2">Is Unexpected Status Code: False</text:span></text:p>
      <text:p text:style-name="P1"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2"/>
      <text:p text:style-name="P2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threatintel-cus.securitycenter.windows.com/</text:span></text:p>
      <text:p text:style-name="P1"><text:span text:style-name="T2">*************************************************</text:span></text:p>
      <text:p text:style-name="P2"/>
      <text:p text:style-name="P1"><text:span text:style-name="T2">VERBOSE: </text:span></text:p>
      <text:p text:style-name="P1"><text:span text:style-name="T2">Test Url: https://threatintel-cus.securitycenter.windows.com/</text:span></text:p>
      <text:p text:style-name="P1"><text:span text:style-name="T2">Url to Unblock: https://*.securitycenter.windows.com</text:span></text:p>
      <text:p text:style-name="P1"><text:span text:style-name="T2">Url Type: Pattern</text:span></text:p>
      <text:p text:style-name="P1"><text:span text:style-name="T2">Description: Threat Intel. Central US data center</text:span></text:p>
      <text:p text:style-name="P1"><text:span text:style-name="T2">Resolved: True</text:span></text:p>
      <text:p text:style-name="P1"><text:span text:style-name="T2">IP Addresses: 13.89.228.2</text:span></text:p>
      <text:p text:style-name="P1"><text:span text:style-name="T2">DNS Aliases: threatintel-cus-prd.trafficmanager.net, threatintel-cus-prd.cloudapp.net</text:span></text:p>
      <text:p text:style-name="P1"><text:span text:style-name="T2">Actual Status Code: 404</text:span></text:p>
      <text:p text:style-name="P1"><text:span text:style-name="T2">Expected Status Code: 404</text:span></text:p>
      <text:p text:style-name="P1"><text:span text:style-name="T2">Is Unexpected Status Code: False</text:span></text:p>
      <text:p text:style-name="P1"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2"/>
      <text:p text:style-name="P2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automatediracs-eus-prd.securitycenter.windows.com/</text:span></text:p>
      <text:p text:style-name="P1"><text:span text:style-name="T2">*************************************************</text:span></text:p>
      <text:p text:style-name="P2"/>
      <text:p text:style-name="P1"><text:span text:style-name="T4">The property 'HasValidationError' cannot be found on this object. Verify that the property exists.</text:span></text:p>
      <text:p text:style-name="P1"><text:span text:style-name="T4">At C:\Program Files\WindowsPowerShell\Modules\HttpConnectivityTester\HttpConnectivityTester.psm1:650 char:5</text:span></text:p>
      <text:p text:style-name="P1"><text:span text:style-name="T4">+ <text:s text:c="4"/>$connectivitySummary = ('{0}Test Url: {1}{2}Url to Unblock: {3}{4 ...</text:span></text:p>
      <text:p text:style-name="P1"><text:span text:style-name="T4">+ <text:s text:c="4"/>~~~~~~~~~~~~~~~~~~~~~~~~~~~~~~~~~~~~~~~~~~~~~~~~~~~~~~~~~~~~~~~~~</text:span></text:p>
      <text:p text:style-name="P1"><text:span text:style-name="T4"><text:s text:c="4"/>+ CategoryInfo <text:s text:c="9"/>: NotSpecified: (:) [], PropertyNotFoundException</text:span></text:p>
      <text:p text:style-name="P1"><text:span text:style-name="T4"><text:s text:c="4"/>+ FullyQualifiedErrorId : PropertyNotFoundStrict</text:span></text:p>
      <text:p text:style-name="P1"><text:span text:style-name="T4"><text:s/></text:span></text:p>
      <text:p text:style-name="P1"><text:soft-page-break/><text:span text:style-name="T4">Write-Verbose : Cannot bind argument to parameter 'Message' because it is null.</text:span></text:p>
      <text:p text:style-name="P1"><text:span text:style-name="T4">At C:\Program Files\WindowsPowerShell\Modules\HttpConnectivityTester\HttpConnectivityTester.psm1:651 char:28</text:span></text:p>
      <text:p text:style-name="P1"><text:span text:style-name="T4">+ <text:s text:c="4"/>Write-Verbose -Message $connectivitySummary</text:span></text:p>
      <text:p text:style-name="P1"><text:span text:style-name="T4">+ <text:s text:c="27"/>~~~~~~~~~~~~~~~~~~~~</text:span></text:p>
      <text:p text:style-name="P1"><text:span text:style-name="T4"><text:s text:c="4"/>+ CategoryInfo <text:s text:c="9"/>: InvalidData: (:) [Write-Verbose], ParameterBindingValidationException</text:span></text:p>
      <text:p text:style-name="P1"><text:span text:style-name="T4"><text:s text:c="4"/>+ FullyQualifiedErrorId : ParameterArgumentValidationErrorNullNotAllowed,Microsoft.PowerShell.Commands.WriteVerboseCommand</text:span></text:p>
      <text:p text:style-name="P1"><text:span text:style-name="T4"><text:s/></text:span></text:p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automatediracs-cus-prd.securitycenter.windows.com/</text:span></text:p>
      <text:p text:style-name="P1"><text:span text:style-name="T2">*************************************************</text:span></text:p>
      <text:p text:style-name="P2"/>
      <text:p text:style-name="P1"><text:span text:style-name="T4">The property 'HasValidationError' cannot be found on this object. Verify that the property exists.</text:span></text:p>
      <text:p text:style-name="P1"><text:span text:style-name="T4">At C:\Program Files\WindowsPowerShell\Modules\HttpConnectivityTester\HttpConnectivityTester.psm1:650 char:5</text:span></text:p>
      <text:p text:style-name="P1"><text:span text:style-name="T4">+ <text:s text:c="4"/>$connectivitySummary = ('{0}Test Url: {1}{2}Url to Unblock: {3}{4 ...</text:span></text:p>
      <text:p text:style-name="P1"><text:span text:style-name="T4">+ <text:s text:c="4"/>~~~~~~~~~~~~~~~~~~~~~~~~~~~~~~~~~~~~~~~~~~~~~~~~~~~~~~~~~~~~~~~~~</text:span></text:p>
      <text:p text:style-name="P1"><text:span text:style-name="T4"><text:s text:c="4"/>+ CategoryInfo <text:s text:c="9"/>: NotSpecified: (:) [], PropertyNotFoundException</text:span></text:p>
      <text:p text:style-name="P1"><text:span text:style-name="T4"><text:s text:c="4"/>+ FullyQualifiedErrorId : PropertyNotFoundStrict</text:span></text:p>
      <text:p text:style-name="P1"><text:span text:style-name="T4"><text:s/></text:span></text:p>
      <text:p text:style-name="P1"><text:span text:style-name="T4">Write-Verbose : Cannot bind argument to parameter 'Message' because it is null.</text:span></text:p>
      <text:p text:style-name="P1"><text:span text:style-name="T4">At C:\Program Files\WindowsPowerShell\Modules\HttpConnectivityTester\HttpConnectivityTester.psm1:651 char:28</text:span></text:p>
      <text:p text:style-name="P1"><text:span text:style-name="T4">+ <text:s text:c="4"/>Write-Verbose -Message $connectivitySummary</text:span></text:p>
      <text:p text:style-name="P1"><text:span text:style-name="T4">+ <text:s text:c="27"/>~~~~~~~~~~~~~~~~~~~~</text:span></text:p>
      <text:p text:style-name="P1"><text:span text:style-name="T4"><text:s text:c="4"/>+ CategoryInfo <text:s text:c="9"/>: InvalidData: (:) [Write-Verbose], ParameterBindingValidationException</text:span></text:p>
      <text:p text:style-name="P1"><text:span text:style-name="T4"><text:s text:c="4"/>+ FullyQualifiedErrorId : ParameterArgumentValidationErrorNullNotAllowed,Microsoft.PowerShell.Commands.WriteVerboseCommand</text:span></text:p>
      <text:p text:style-name="P1"><text:span text:style-name="T4"><text:s/></text:span></text:p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winatpservicehealth.securitycenter.windows.com/</text:span></text:p>
      <text:p text:style-name="P1"><text:span text:style-name="T2">*************************************************</text:span></text:p>
      <text:p text:style-name="P2"/>
      <text:p text:style-name="P1"><text:span text:style-name="T2">VERBOSE: </text:span></text:p>
      <text:p text:style-name="P1"><text:span text:style-name="T2">Test Url: https://winatpservicehealth.securitycenter.windows.com/</text:span></text:p>
      <text:p text:style-name="P1"><text:span text:style-name="T2">Url to Unblock: https://*.securitycenter.windows.com</text:span></text:p>
      <text:p text:style-name="P1"><text:span text:style-name="T2">Url Type: Pattern</text:span></text:p>
      <text:p text:style-name="P1"><text:span text:style-name="T2">Description: Service health status</text:span></text:p>
      <text:p text:style-name="P1"><text:span text:style-name="T2">Resolved: True</text:span></text:p>
      <text:p text:style-name="P1"><text:span text:style-name="T2">IP Addresses: 13.68.18.67</text:span></text:p>
      <text:p text:style-name="P1"><text:span text:style-name="T2">DNS Aliases: winatpservicehealth-prd.trafficmanager.net, winatpservicehealth-eus-prd.cloudapp.net</text:span></text:p>
      <text:p text:style-name="P1"><text:span text:style-name="T2">Actual Status Code: 404</text:span></text:p>
      <text:p text:style-name="P1"><text:span text:style-name="T2">Expected Status Code: 404</text:span></text:p>
      <text:p text:style-name="P1"><text:span text:style-name="T2">Is Unexpected Status Code: False</text:span></text:p>
      <text:p text:style-name="P1"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2"/>
      <text:p text:style-name="P2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userrequests-us.securitycenter.windows.com/</text:span></text:p>
      <text:p text:style-name="P1"><text:span text:style-name="T2">*************************************************</text:span></text:p>
      <text:p text:style-name="P2"/>
      <text:p text:style-name="P1"><text:span text:style-name="T2">VERBOSE: </text:span></text:p>
      <text:p text:style-name="P1"><text:span text:style-name="T2">Test Url: https://userrequests-us.securitycenter.windows.com/</text:span></text:p>
      <text:p text:style-name="P1"><text:span text:style-name="T2">Url to Unblock: https://*.securitycenter.windows.com</text:span></text:p>
      <text:p text:style-name="P1"><text:span text:style-name="T2">Url Type: Pattern</text:span></text:p>
      <text:p text:style-name="P1"><text:span text:style-name="T2">Description: </text:span></text:p>
      <text:p text:style-name="P1"><text:span text:style-name="T2">Resolved: True</text:span></text:p>
      <text:p text:style-name="P1"><text:span text:style-name="T2">IP Addresses: 52.177.223.91</text:span></text:p>
      <text:p text:style-name="P1"><text:soft-page-break/><text:span text:style-name="T2">DNS Aliases: userrequestsfrontend-us-prd.trafficmanager.net, userrequestsfrontend-eus-prd.cloudapp.net</text:span></text:p>
      <text:p text:style-name="P1"><text:span text:style-name="T2">Actual Status Code: 404</text:span></text:p>
      <text:p text:style-name="P1"><text:span text:style-name="T2">Expected Status Code: 404</text:span></text:p>
      <text:p text:style-name="P1"><text:span text:style-name="T2">Is Unexpected Status Code: False</text:span></text:p>
      <text:p text:style-name="P1"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2"/>
      <text:p text:style-name="P2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winatpsecurityanalyticsapi-us.securitycenter.windows.com/</text:span></text:p>
      <text:p text:style-name="P1"><text:span text:style-name="T2">*************************************************</text:span></text:p>
      <text:p text:style-name="P2"/>
      <text:p text:style-name="P1"><text:span text:style-name="T2">VERBOSE: </text:span></text:p>
      <text:p text:style-name="P1"><text:span text:style-name="T2">Test Url: https://winatpsecurityanalyticsapi-us.securitycenter.windows.com/</text:span></text:p>
      <text:p text:style-name="P1"><text:span text:style-name="T2">Url to Unblock: https://*.securitycenter.windows.com</text:span></text:p>
      <text:p text:style-name="P1"><text:span text:style-name="T2">Url Type: Pattern</text:span></text:p>
      <text:p text:style-name="P1"><text:span text:style-name="T2">Description: Secure Score security analytics</text:span></text:p>
      <text:p text:style-name="P1"><text:span text:style-name="T2">Resolved: True</text:span></text:p>
      <text:p text:style-name="P1"><text:span text:style-name="T2">IP Addresses: 40.70.83.177</text:span></text:p>
      <text:p text:style-name="P1"><text:span text:style-name="T2">DNS Aliases: securityanalyticsapi-us-prd.trafficmanager.net, securityanalyticsapi-eus-prd.cloudapp.net</text:span></text:p>
      <text:p text:style-name="P1"><text:span text:style-name="T2">Actual Status Code: 403</text:span></text:p>
      <text:p text:style-name="P1"><text:span text:style-name="T2">Expected Status Code: 403</text:span></text:p>
      <text:p text:style-name="P1"><text:span text:style-name="T2">Is Unexpected Status Code: False</text:span></text:p>
      <text:p text:style-name="P1"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2"/>
      <text:p text:style-name="P2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static2.sharepointonline.com/</text:span></text:p>
      <text:p text:style-name="P1"><text:span text:style-name="T2">*************************************************</text:span></text:p>
      <text:p text:style-name="P2"/>
      <text:p text:style-name="P1"><text:span text:style-name="T2">VERBOSE: </text:span></text:p>
      <text:p text:style-name="P1"><text:span text:style-name="T2">Test Url: https://static2.sharepointonline.com/</text:span></text:p>
      <text:p text:style-name="P1"><text:span text:style-name="T2">Url to Unblock: https://static2.sharepointonline.com</text:span></text:p>
      <text:p text:style-name="P1"><text:span text:style-name="T2">Url Type: Literal</text:span></text:p>
      <text:p text:style-name="P1"><text:span text:style-name="T2">Description: Host for Microsoft Fabric Assets containing fonts, icons, and stylesheets used by Microsoft cloud service user interfaces</text:span></text:p>
      <text:p text:style-name="P1"><text:span text:style-name="T2">Resolved: True</text:span></text:p>
      <text:p text:style-name="P1"><text:span text:style-name="T2">IP Addresses: 23.218.140.13</text:span></text:p>
      <text:p text:style-name="P1"><text:span text:style-name="T2">DNS Aliases: static2.sharepointonline.com.edgekey.net, e1780.g.akamaiedge.net</text:span></text:p>
      <text:p text:style-name="P1"><text:span text:style-name="T2">Actual Status Code: 400</text:span></text:p>
      <text:p text:style-name="P1"><text:span text:style-name="T2">Expected Status Code: 400</text:span></text:p>
      <text:p text:style-name="P1"><text:span text:style-name="T2">Is Unexpected Status Code: False</text:span></text:p>
      <text:p text:style-name="P1"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2"/>
      <text:p text:style-name="P2"/>
      <text:p text:style-name="P1"><text:span text:style-name="T3">WARNING: This script must be run as SYSTEM to ensure accurate results since the diagnostic tracking service is not configured to use a use</text:span></text:p>
      <text:p text:style-name="P1"><text:span text:style-name="T3">r authenticating proxy</text:span></text:p>
      <text:p text:style-name="P3"/>
      <text:p text:style-name="P3"/>
      <text:p text:style-name="P1"><text:span text:style-name="T1">Blocked <text:s text:c="11"/>: False</text:span></text:p>
      <text:p text:style-name="P1"><text:span text:style-name="T1">TestUrl <text:s text:c="11"/>: https://onboardingpackagescusprd.blob.core.windows.net/</text:span></text:p>
      <text:p text:style-name="P1"><text:span text:style-name="T1">UnblockUrl <text:s text:c="8"/>: https://*.blob.core.windows.net</text:span></text:p>
      <text:p text:style-name="P1"><text:span text:style-name="T1">DnsAliases <text:s text:c="8"/>: {blob.dm3prdstr08a.store.core.windows.net}</text:span></text:p>
      <text:p text:style-name="P1"><text:soft-page-break/><text:span text:style-name="T1">IpAddresses <text:s text:c="7"/>: {13.67.155.16}</text:span></text:p>
      <text:p text:style-name="P1"><text:span text:style-name="T1">Description <text:s text:c="7"/>: Azure Blob storage. Eastern US data center</text:span></text:p>
      <text:p text:style-name="P1"><text:span text:style-name="T1">Resolved <text:s text:c="10"/>: True</text:span></text:p>
      <text:p text:style-name="P1"><text:span text:style-name="T1">ActualStatusCode <text:s text:c="2"/>: 400</text:span></text:p>
      <text:p text:style-name="P1"><text:span text:style-name="T1">ExpectedStatusCode : 400</text:span></text:p>
      <text:p text:style-name="P1"><text:span text:style-name="T1">UnexpectedStatus <text:s text:c="2"/>: False</text:span></text:p>
      <text:p text:style-name="P3"/>
      <text:p text:style-name="P1"><text:span text:style-name="T1">Blocked <text:s text:c="11"/>: False</text:span></text:p>
      <text:p text:style-name="P1"><text:span text:style-name="T1">TestUrl <text:s text:c="11"/>: https://onboardingpackageseusprd.blob.core.windows.net/</text:span></text:p>
      <text:p text:style-name="P1"><text:span text:style-name="T1">UnblockUrl <text:s text:c="8"/>: https://*.blob.core.windows.net</text:span></text:p>
      <text:p text:style-name="P1"><text:span text:style-name="T1">DnsAliases <text:s text:c="8"/>: {blob.bn6prdstr15a.store.core.windows.net}</text:span></text:p>
      <text:p text:style-name="P1"><text:span text:style-name="T1">IpAddresses <text:s text:c="7"/>: {52.225.136.36}</text:span></text:p>
      <text:p text:style-name="P1"><text:span text:style-name="T1">Description <text:s text:c="7"/>: Azure Blob storage. Central US data center</text:span></text:p>
      <text:p text:style-name="P1"><text:span text:style-name="T1">Resolved <text:s text:c="10"/>: True</text:span></text:p>
      <text:p text:style-name="P1"><text:span text:style-name="T1">ActualStatusCode <text:s text:c="2"/>: 400</text:span></text:p>
      <text:p text:style-name="P1"><text:span text:style-name="T1">ExpectedStatusCode : 400</text:span></text:p>
      <text:p text:style-name="P1"><text:span text:style-name="T1">UnexpectedStatus <text:s text:c="2"/>: False</text:span></text:p>
      <text:p text:style-name="P3"/>
      <text:p text:style-name="P1"><text:span text:style-name="T1">Blocked <text:s text:c="11"/>: False</text:span></text:p>
      <text:p text:style-name="P1"><text:span text:style-name="T1">TestUrl <text:s text:c="11"/>: http://crl.microsoft.com/</text:span></text:p>
      <text:p text:style-name="P1"><text:span text:style-name="T1">UnblockUrl <text:s text:c="8"/>: http://crl.microsoft.com</text:span></text:p>
      <text:p text:style-name="P1"><text:span text:style-name="T1">DnsAliases <text:s text:c="8"/>: {crl.www.ms.akadns.net, a1363.dscg.akamai.net}</text:span></text:p>
      <text:p text:style-name="P1"><text:span text:style-name="T1">IpAddresses <text:s text:c="7"/>: {104.70.120.51, 104.70.120.59}</text:span></text:p>
      <text:p text:style-name="P1"><text:span text:style-name="T1">Description <text:s text:c="7"/>: Microsoft Certificate Revocation List responder URL</text:span></text:p>
      <text:p text:style-name="P1"><text:span text:style-name="T1">Resolved <text:s text:c="10"/>: True</text:span></text:p>
      <text:p text:style-name="P1"><text:span text:style-name="T1">ActualStatusCode <text:s text:c="2"/>: 400</text:span></text:p>
      <text:p text:style-name="P1"><text:span text:style-name="T1">ExpectedStatusCode : 400</text:span></text:p>
      <text:p text:style-name="P1"><text:span text:style-name="T1">UnexpectedStatus <text:s text:c="2"/>: False</text:span></text:p>
      <text:p text:style-name="P3"/>
      <text:p text:style-name="P1"><text:span text:style-name="T1">Blocked <text:s text:c="11"/>: False</text:span></text:p>
      <text:p text:style-name="P1"><text:span text:style-name="T1">TestUrl <text:s text:c="11"/>: http://ctldl.windowsupdate.com/</text:span></text:p>
      <text:p text:style-name="P1"><text:span text:style-name="T1">UnblockUrl <text:s text:c="8"/>: http://ctldl.windowsupdate.com</text:span></text:p>
      <text:p text:style-name="P1"><text:span text:style-name="T1">DnsAliases <text:s text:c="8"/>: {au-bg-shim.trafficmanager.net, audownload.windowsupdate.nsatc.net, wu.azureedge.net, wu.ec.azureedge.net...}</text:span></text:p>
      <text:p text:style-name="P1"><text:span text:style-name="T1">IpAddresses <text:s text:c="7"/>: {72.21.81.240}</text:span></text:p>
      <text:p text:style-name="P1"><text:span text:style-name="T1">Description <text:s text:c="7"/>: Microsoft Certificate Trust List download URL</text:span></text:p>
      <text:p text:style-name="P1"><text:span text:style-name="T1">Resolved <text:s text:c="10"/>: True</text:span></text:p>
      <text:p text:style-name="P1"><text:span text:style-name="T1">ActualStatusCode <text:s text:c="2"/>: 200</text:span></text:p>
      <text:p text:style-name="P1"><text:span text:style-name="T1">ExpectedStatusCode : 200</text:span></text:p>
      <text:p text:style-name="P1"><text:span text:style-name="T1">UnexpectedStatus <text:s text:c="2"/>: False</text:span></text:p>
      <text:p text:style-name="P3"/>
      <text:p text:style-name="P1"><text:span text:style-name="T1">Blocked <text:s text:c="11"/>: False</text:span></text:p>
      <text:p text:style-name="P1"><text:span text:style-name="T1">TestUrl <text:s text:c="11"/>: https://events.data.microsoft.com/</text:span></text:p>
      <text:p text:style-name="P1"><text:span text:style-name="T1">UnblockUrl <text:s text:c="8"/>: https://events.data.microsoft.com</text:span></text:p>
      <text:p text:style-name="P1"><text:span text:style-name="T1">DnsAliases <text:s text:c="8"/>: {global.asimov.events.data.trafficmanager.net, skypedataprdcolweu03.cloudapp.net}</text:span></text:p>
      <text:p text:style-name="P1"><text:span text:style-name="T1">IpAddresses <text:s text:c="7"/>: {52.114.74.44}</text:span></text:p>
      <text:p text:style-name="P1"><text:span text:style-name="T1">Description <text:s text:c="7"/>: WDATP event channel</text:span></text:p>
      <text:p text:style-name="P1"><text:span text:style-name="T1">Resolved <text:s text:c="10"/>: True</text:span></text:p>
      <text:p text:style-name="P1"><text:span text:style-name="T1">ActualStatusCode <text:s text:c="2"/>: 404</text:span></text:p>
      <text:p text:style-name="P1"><text:span text:style-name="T1">ExpectedStatusCode : 404</text:span></text:p>
      <text:p text:style-name="P1"><text:span text:style-name="T1">UnexpectedStatus <text:s text:c="2"/>: False</text:span></text:p>
      <text:p text:style-name="P3"/>
      <text:p text:style-name="P1"><text:span text:style-name="T1">Blocked <text:s text:c="11"/>: False</text:span></text:p>
      <text:p text:style-name="P1"><text:span text:style-name="T1">TestUrl <text:s text:c="11"/>: https://us.vortex-win.data.microsoft.com/collect/v1</text:span></text:p>
      <text:p text:style-name="P1"><text:span text:style-name="T1">UnblockUrl <text:s text:c="8"/>: https://us.vortex-win.data.microsoft.com/collect/v1</text:span></text:p>
      <text:p text:style-name="P1"><text:span text:style-name="T1">DnsAliases <text:s text:c="8"/>: {us.events.data.trafficmanager.net, skypedataprdcoleus06.cloudapp.net}</text:span></text:p>
      <text:p text:style-name="P1"><text:span text:style-name="T1">IpAddresses <text:s text:c="7"/>: {52.114.133.60}</text:span></text:p>
      <text:p text:style-name="P1"><text:span text:style-name="T1">Description <text:s text:c="7"/>: WDATP data channel</text:span></text:p>
      <text:p text:style-name="P1"><text:span text:style-name="T1">Resolved <text:s text:c="10"/>: True</text:span></text:p>
      <text:p text:style-name="P1"><text:span text:style-name="T1">ActualStatusCode <text:s text:c="2"/>: 405</text:span></text:p>
      <text:p text:style-name="P1"><text:span text:style-name="T1">ExpectedStatusCode : 400</text:span></text:p>
      <text:p text:style-name="P1"><text:span text:style-name="T1">UnexpectedStatus <text:s text:c="2"/>: True</text:span></text:p>
      <text:p text:style-name="P3"/>
      <text:p text:style-name="P1"><text:span text:style-name="T1">Blocked <text:s text:c="11"/>: False</text:span></text:p>
      <text:p text:style-name="P1"><text:span text:style-name="T1">TestUrl <text:s text:c="11"/>: https://us-v20.events.data.microsoft.com/</text:span></text:p>
      <text:p text:style-name="P1"><text:span text:style-name="T1">UnblockUrl <text:s text:c="8"/>: https://us-v20.events.data.microsoft.com</text:span></text:p>
      <text:p text:style-name="P1"><text:span text:style-name="T1">DnsAliases <text:s text:c="8"/>: {us.events.data.trafficmanager.net, skypedataprdcoleus06.cloudapp.net}</text:span></text:p>
      <text:p text:style-name="P1"><text:span text:style-name="T1">IpAddresses <text:s text:c="7"/>: {52.114.133.60}</text:span></text:p>
      <text:p text:style-name="P1"><text:span text:style-name="T1">Description <text:s text:c="7"/>: WDATP event channel for 1803+</text:span></text:p>
      <text:p text:style-name="P1"><text:span text:style-name="T1">Resolved <text:s text:c="10"/>: True</text:span></text:p>
      <text:p text:style-name="P1"><text:span text:style-name="T1">ActualStatusCode <text:s text:c="2"/>: 404</text:span></text:p>
      <text:p text:style-name="P1"><text:span text:style-name="T1">ExpectedStatusCode : 404</text:span></text:p>
      <text:p text:style-name="P1"><text:span text:style-name="T1">UnexpectedStatus <text:s text:c="2"/>: False</text:span></text:p>
      <text:p text:style-name="P3"/>
      <text:p text:style-name="P1"><text:soft-page-break/><text:span text:style-name="T1">Blocked <text:s text:c="11"/>: False</text:span></text:p>
      <text:p text:style-name="P1"><text:span text:style-name="T1">TestUrl <text:s text:c="11"/>: https://winatp-gw-eus.microsoft.com/test</text:span></text:p>
      <text:p text:style-name="P1"><text:span text:style-name="T1">UnblockUrl <text:s text:c="8"/>: https://winatp-gw-eus.microsoft.com/test</text:span></text:p>
      <text:p text:style-name="P1"><text:span text:style-name="T1">DnsAliases <text:s text:c="8"/>: {sevillecloudgateway-eus-prd.trafficmanager.net, cloudappgw-eus-prd.eastus2.cloudapp.azure.com}</text:span></text:p>
      <text:p text:style-name="P1"><text:span text:style-name="T1">IpAddresses <text:s text:c="7"/>: {52.184.243.198}</text:span></text:p>
      <text:p text:style-name="P1"><text:span text:style-name="T1">Description <text:s text:c="7"/>: WDATP heartbeat/C&amp;C channel. Eastern US data center</text:span></text:p>
      <text:p text:style-name="P1"><text:span text:style-name="T1">Resolved <text:s text:c="10"/>: True</text:span></text:p>
      <text:p text:style-name="P1"><text:span text:style-name="T1">ActualStatusCode <text:s text:c="2"/>: 200</text:span></text:p>
      <text:p text:style-name="P1"><text:span text:style-name="T1">ExpectedStatusCode : 200</text:span></text:p>
      <text:p text:style-name="P1"><text:span text:style-name="T1">UnexpectedStatus <text:s text:c="2"/>: False</text:span></text:p>
      <text:p text:style-name="P3"/>
      <text:p text:style-name="P1"><text:span text:style-name="T1">Blocked <text:s text:c="11"/>: False</text:span></text:p>
      <text:p text:style-name="P1"><text:span text:style-name="T1">TestUrl <text:s text:c="11"/>: https://winatp-gw-cus.microsoft.com/test</text:span></text:p>
      <text:p text:style-name="P1"><text:span text:style-name="T1">UnblockUrl <text:s text:c="8"/>: https://winatp-gw-cus.microsoft.com/test</text:span></text:p>
      <text:p text:style-name="P1"><text:span text:style-name="T1">DnsAliases <text:s text:c="8"/>: {sevillecloudgateway-cus-prd.trafficmanager.net, cloudappgw-cus-prd.centralus.cloudapp.azure.com}</text:span></text:p>
      <text:p text:style-name="P1"><text:span text:style-name="T1">IpAddresses <text:s text:c="7"/>: {52.154.152.135}</text:span></text:p>
      <text:p text:style-name="P1"><text:span text:style-name="T1">Description <text:s text:c="7"/>: WDATP heartbeat/C&amp;C channel. Central US data center</text:span></text:p>
      <text:p text:style-name="P1"><text:span text:style-name="T1">Resolved <text:s text:c="10"/>: True</text:span></text:p>
      <text:p text:style-name="P1"><text:span text:style-name="T1">ActualStatusCode <text:s text:c="2"/>: 200</text:span></text:p>
      <text:p text:style-name="P1"><text:span text:style-name="T1">ExpectedStatusCode : 200</text:span></text:p>
      <text:p text:style-name="P1"><text:span text:style-name="T1">UnexpectedStatus <text:s text:c="2"/>: False</text:span></text:p>
      <text:p text:style-name="P3"/>
      <text:p text:style-name="P1"><text:span text:style-name="T1">Blocked <text:s text:c="11"/>: False</text:span></text:p>
      <text:p text:style-name="P1"><text:span text:style-name="T1">TestUrl <text:s text:c="11"/>: https://us.vortex-win.data.microsoft.com/health/keepalive</text:span></text:p>
      <text:p text:style-name="P1"><text:span text:style-name="T1">UnblockUrl <text:s text:c="8"/>: https://us.vortex-win.data.microsoft.com/health/keepalive</text:span></text:p>
      <text:p text:style-name="P1"><text:span text:style-name="T1">DnsAliases <text:s text:c="8"/>: {us.events.data.trafficmanager.net, skypedataprdcoleus06.cloudapp.net}</text:span></text:p>
      <text:p text:style-name="P1"><text:span text:style-name="T1">IpAddresses <text:s text:c="7"/>: {52.114.133.60}</text:span></text:p>
      <text:p text:style-name="P1"><text:span text:style-name="T1">Description <text:s text:c="7"/>: WDATP data channel.</text:span></text:p>
      <text:p text:style-name="P1"><text:span text:style-name="T1">Resolved <text:s text:c="10"/>: True</text:span></text:p>
      <text:p text:style-name="P1"><text:span text:style-name="T1">ActualStatusCode <text:s text:c="2"/>: 404</text:span></text:p>
      <text:p text:style-name="P1"><text:span text:style-name="T1">ExpectedStatusCode : 200</text:span></text:p>
      <text:p text:style-name="P1"><text:span text:style-name="T1">UnexpectedStatus <text:s text:c="2"/>: False</text:span></text:p>
      <text:p text:style-name="P3"/>
      <text:p text:style-name="P1"><text:span text:style-name="T1">Blocked <text:s text:c="11"/>: False</text:span></text:p>
      <text:p text:style-name="P1"><text:span text:style-name="T1">TestUrl <text:s text:c="11"/>: https://onboardingpackagescusprd.blob.core.windows.net/</text:span></text:p>
      <text:p text:style-name="P1"><text:span text:style-name="T1">UnblockUrl <text:s text:c="8"/>: https://*.blob.core.windows.net</text:span></text:p>
      <text:p text:style-name="P1"><text:span text:style-name="T1">DnsAliases <text:s text:c="8"/>: {blob.dm3prdstr08a.store.core.windows.net}</text:span></text:p>
      <text:p text:style-name="P1"><text:span text:style-name="T1">IpAddresses <text:s text:c="7"/>: {13.67.155.16}</text:span></text:p>
      <text:p text:style-name="P1"><text:span text:style-name="T1">Description <text:s text:c="7"/>: Azure Blob storage. Eastern US data center</text:span></text:p>
      <text:p text:style-name="P1"><text:span text:style-name="T1">Resolved <text:s text:c="10"/>: True</text:span></text:p>
      <text:p text:style-name="P1"><text:span text:style-name="T1">ActualStatusCode <text:s text:c="2"/>: 400</text:span></text:p>
      <text:p text:style-name="P1"><text:span text:style-name="T1">ExpectedStatusCode : 400</text:span></text:p>
      <text:p text:style-name="P1"><text:span text:style-name="T1">UnexpectedStatus <text:s text:c="2"/>: False</text:span></text:p>
      <text:p text:style-name="P3"/>
      <text:p text:style-name="P1"><text:span text:style-name="T1">Blocked <text:s text:c="11"/>: False</text:span></text:p>
      <text:p text:style-name="P1"><text:span text:style-name="T1">TestUrl <text:s text:c="11"/>: https://onboardingpackageseusprd.blob.core.windows.net/</text:span></text:p>
      <text:p text:style-name="P1"><text:span text:style-name="T1">UnblockUrl <text:s text:c="8"/>: https://*.blob.core.windows.net</text:span></text:p>
      <text:p text:style-name="P1"><text:span text:style-name="T1">DnsAliases <text:s text:c="8"/>: {blob.bn6prdstr15a.store.core.windows.net}</text:span></text:p>
      <text:p text:style-name="P1"><text:span text:style-name="T1">IpAddresses <text:s text:c="7"/>: {52.225.136.36}</text:span></text:p>
      <text:p text:style-name="P1"><text:span text:style-name="T1">Description <text:s text:c="7"/>: Azure Blob storage. Central US data center</text:span></text:p>
      <text:p text:style-name="P1"><text:span text:style-name="T1">Resolved <text:s text:c="10"/>: True</text:span></text:p>
      <text:p text:style-name="P1"><text:span text:style-name="T1">ActualStatusCode <text:s text:c="2"/>: 400</text:span></text:p>
      <text:p text:style-name="P1"><text:span text:style-name="T1">ExpectedStatusCode : 400</text:span></text:p>
      <text:p text:style-name="P1"><text:span text:style-name="T1">UnexpectedStatus <text:s text:c="2"/>: False</text:span></text:p>
      <text:p text:style-name="P3"/>
      <text:p text:style-name="P1"><text:span text:style-name="T1">Blocked <text:s text:c="11"/>: False</text:span></text:p>
      <text:p text:style-name="P1"><text:span text:style-name="T1">TestUrl <text:s text:c="11"/>: https://securitycenter.windows.com/</text:span></text:p>
      <text:p text:style-name="P1"><text:span text:style-name="T1">UnblockUrl <text:s text:c="8"/>: https://securitycenter.windows.com</text:span></text:p>
      <text:p text:style-name="P1"><text:span text:style-name="T1">DnsAliases <text:s text:c="8"/>: {wdatpprduxappgwprdtm.trafficmanager.net, ed9ff591-2a1b-4c23-97c8-d17382c85e5a.cloudapp.net}</text:span></text:p>
      <text:p text:style-name="P1"><text:span text:style-name="T1">IpAddresses <text:s text:c="7"/>: {104.209.255.29}</text:span></text:p>
      <text:p text:style-name="P1"><text:span text:style-name="T1">Description <text:s text:c="7"/>: Windows Defeder Security Center</text:span></text:p>
      <text:p text:style-name="P1"><text:span text:style-name="T1">Resolved <text:s text:c="10"/>: True</text:span></text:p>
      <text:p text:style-name="P1"><text:span text:style-name="T1">ActualStatusCode <text:s text:c="2"/>: 200</text:span></text:p>
      <text:p text:style-name="P1"><text:span text:style-name="T1">ExpectedStatusCode : 200</text:span></text:p>
      <text:p text:style-name="P1"><text:span text:style-name="T1">UnexpectedStatus <text:s text:c="2"/>: False</text:span></text:p>
      <text:p text:style-name="P3"/>
      <text:p text:style-name="P1"><text:span text:style-name="T1">Blocked <text:s text:c="11"/>: True</text:span></text:p>
      <text:p text:style-name="P1"><text:span text:style-name="T1">TestUrl <text:s text:c="11"/>: https://login.windows.net/</text:span></text:p>
      <text:p text:style-name="P1"><text:span text:style-name="T1">UnblockUrl <text:s text:c="8"/>: https://login.windows.net/</text:span></text:p>
      <text:p text:style-name="P1"><text:span text:style-name="T1">DnsAliases <text:s text:c="8"/>: {a.privatelink.msidentity.com, prda.aadg.msidentity.com, www.tm.a.prd.aadg.trafficmanager.net, </text:span></text:p>
      <text:p text:style-name="P1"><text:span text:style-name="T1"><text:s text:c="21"/>bno.current.a.prd.aadg.trafficmanager.net}</text:span></text:p>
      <text:p text:style-name="P1"><text:soft-page-break/><text:span text:style-name="T1">IpAddresses <text:s text:c="7"/>: {40.126.3.97, 40.126.3.34, 20.190.131.103, 20.190.131.96...}</text:span></text:p>
      <text:p text:style-name="P1"><text:span text:style-name="T1">Description <text:s text:c="7"/>: Azure AD authentication</text:span></text:p>
      <text:p text:style-name="P1"><text:span text:style-name="T1">Resolved <text:s text:c="10"/>: True</text:span></text:p>
      <text:p text:style-name="P1"><text:span text:style-name="T1">ActualStatusCode <text:s text:c="2"/>: 0</text:span></text:p>
      <text:p text:style-name="P1"><text:span text:style-name="T1">ExpectedStatusCode : 200</text:span></text:p>
      <text:p text:style-name="P1"><text:span text:style-name="T1">UnexpectedStatus <text:s text:c="2"/>: True</text:span></text:p>
      <text:p text:style-name="P3"/>
      <text:p text:style-name="P1"><text:span text:style-name="T1">Blocked <text:s text:c="11"/>: False</text:span></text:p>
      <text:p text:style-name="P1"><text:span text:style-name="T1">TestUrl <text:s text:c="11"/>: https://secure.aadcdn.microsoftonline-p.com/</text:span></text:p>
      <text:p text:style-name="P1"><text:span text:style-name="T1">UnblockUrl <text:s text:c="8"/>: https://*.microsoftonline-p.com</text:span></text:p>
      <text:p text:style-name="P1"><text:span text:style-name="T1">DnsAliases <text:s text:c="8"/>: {secure.aadcdn.microsoftonline-p.com.edgekey.net, e13761.dscg.akamaiedge.net}</text:span></text:p>
      <text:p text:style-name="P1"><text:span text:style-name="T1">IpAddresses <text:s text:c="7"/>: {23.218.141.114}</text:span></text:p>
      <text:p text:style-name="P1"><text:span text:style-name="T1">Description <text:s text:c="7"/>: Azure AD Connect / Azure MFA / Azure ADFS</text:span></text:p>
      <text:p text:style-name="P1"><text:span text:style-name="T1">Resolved <text:s text:c="10"/>: True</text:span></text:p>
      <text:p text:style-name="P1"><text:span text:style-name="T1">ActualStatusCode <text:s text:c="2"/>: 400</text:span></text:p>
      <text:p text:style-name="P1"><text:span text:style-name="T1">ExpectedStatusCode : 400</text:span></text:p>
      <text:p text:style-name="P1"><text:span text:style-name="T1">UnexpectedStatus <text:s text:c="2"/>: False</text:span></text:p>
      <text:p text:style-name="P3"/>
      <text:p text:style-name="P1"><text:span text:style-name="T1">Blocked <text:s text:c="11"/>: True</text:span></text:p>
      <text:p text:style-name="P1"><text:span text:style-name="T1">TestUrl <text:s text:c="11"/>: https://login.microsoftonline.com/</text:span></text:p>
      <text:p text:style-name="P1"><text:span text:style-name="T1">UnblockUrl <text:s text:c="8"/>: https://login.microsoftonline.com</text:span></text:p>
      <text:p text:style-name="P1"><text:span text:style-name="T1">DnsAliases <text:s text:c="8"/>: {a.privatelink.msidentity.com, prda.aadg.msidentity.com, www.tm.a.prd.aadg.trafficmanager.net, </text:span></text:p>
      <text:p text:style-name="P1"><text:span text:style-name="T1"><text:s text:c="21"/>bno.current.a.prd.aadg.trafficmanager.net}</text:span></text:p>
      <text:p text:style-name="P1"><text:span text:style-name="T1">IpAddresses <text:s text:c="7"/>: {20.190.131.96, 40.126.3.32, 40.126.3.35, 40.126.3.98...}</text:span></text:p>
      <text:p text:style-name="P1"><text:span text:style-name="T1">Description <text:s text:c="7"/>: Azure AD authentication</text:span></text:p>
      <text:p text:style-name="P1"><text:span text:style-name="T1">Resolved <text:s text:c="10"/>: True</text:span></text:p>
      <text:p text:style-name="P1"><text:span text:style-name="T1">ActualStatusCode <text:s text:c="2"/>: 0</text:span></text:p>
      <text:p text:style-name="P1"><text:span text:style-name="T1">ExpectedStatusCode : 200</text:span></text:p>
      <text:p text:style-name="P1"><text:span text:style-name="T1">UnexpectedStatus <text:s text:c="2"/>: True</text:span></text:p>
      <text:p text:style-name="P3"/>
      <text:p text:style-name="P1"><text:span text:style-name="T1">Blocked <text:s text:c="11"/>: False</text:span></text:p>
      <text:p text:style-name="P1"><text:span text:style-name="T1">TestUrl <text:s text:c="11"/>: https://winatpmanagement-us.securitycenter.windows.com/</text:span></text:p>
      <text:p text:style-name="P1"><text:span text:style-name="T1">UnblockUrl <text:s text:c="8"/>: https://*.securitycenter.windows.com</text:span></text:p>
      <text:p text:style-name="P1"><text:span text:style-name="T1">DnsAliases <text:s text:c="8"/>: {sevillesettings-us-prd.trafficmanager.net, sevillesettings-cus-prd.cloudapp.net}</text:span></text:p>
      <text:p text:style-name="P1"><text:span text:style-name="T1">IpAddresses <text:s text:c="7"/>: {104.43.168.55}</text:span></text:p>
      <text:p text:style-name="P1"><text:span text:style-name="T1">Description <text:s text:c="7"/>: </text:span></text:p>
      <text:p text:style-name="P1"><text:span text:style-name="T1">Resolved <text:s text:c="10"/>: True</text:span></text:p>
      <text:p text:style-name="P1"><text:span text:style-name="T1">ActualStatusCode <text:s text:c="2"/>: 404</text:span></text:p>
      <text:p text:style-name="P1"><text:span text:style-name="T1">ExpectedStatusCode : 404</text:span></text:p>
      <text:p text:style-name="P1"><text:span text:style-name="T1">UnexpectedStatus <text:s text:c="2"/>: False</text:span></text:p>
      <text:p text:style-name="P3"/>
      <text:p text:style-name="P1"><text:span text:style-name="T1">Blocked <text:s text:c="11"/>: False</text:span></text:p>
      <text:p text:style-name="P1"><text:span text:style-name="T1">TestUrl <text:s text:c="11"/>: https://threatintel-eus.securitycenter.windows.com/</text:span></text:p>
      <text:p text:style-name="P1"><text:span text:style-name="T1">UnblockUrl <text:s text:c="8"/>: https://*.securitycenter.windows.com</text:span></text:p>
      <text:p text:style-name="P1"><text:span text:style-name="T1">DnsAliases <text:s text:c="8"/>: {threatintel-eus-prd.trafficmanager.net, threatintel-eus-prd.cloudapp.net}</text:span></text:p>
      <text:p text:style-name="P1"><text:span text:style-name="T1">IpAddresses <text:s text:c="7"/>: {40.71.191.73}</text:span></text:p>
      <text:p text:style-name="P1"><text:span text:style-name="T1">Description <text:s text:c="7"/>: Threat Intel. Eastern US data center</text:span></text:p>
      <text:p text:style-name="P1"><text:span text:style-name="T1">Resolved <text:s text:c="10"/>: True</text:span></text:p>
      <text:p text:style-name="P1"><text:span text:style-name="T1">ActualStatusCode <text:s text:c="2"/>: 404</text:span></text:p>
      <text:p text:style-name="P1"><text:span text:style-name="T1">ExpectedStatusCode : 404</text:span></text:p>
      <text:p text:style-name="P1"><text:span text:style-name="T1">UnexpectedStatus <text:s text:c="2"/>: False</text:span></text:p>
      <text:p text:style-name="P3"/>
      <text:p text:style-name="P1"><text:span text:style-name="T1">Blocked <text:s text:c="11"/>: False</text:span></text:p>
      <text:p text:style-name="P1"><text:span text:style-name="T1">TestUrl <text:s text:c="11"/>: https://threatintel-cus.securitycenter.windows.com/</text:span></text:p>
      <text:p text:style-name="P1"><text:span text:style-name="T1">UnblockUrl <text:s text:c="8"/>: https://*.securitycenter.windows.com</text:span></text:p>
      <text:p text:style-name="P1"><text:span text:style-name="T1">DnsAliases <text:s text:c="8"/>: {threatintel-cus-prd.trafficmanager.net, threatintel-cus-prd.cloudapp.net}</text:span></text:p>
      <text:p text:style-name="P1"><text:span text:style-name="T1">IpAddresses <text:s text:c="7"/>: {13.89.228.2}</text:span></text:p>
      <text:p text:style-name="P1"><text:span text:style-name="T1">Description <text:s text:c="7"/>: Threat Intel. Central US data center</text:span></text:p>
      <text:p text:style-name="P1"><text:span text:style-name="T1">Resolved <text:s text:c="10"/>: True</text:span></text:p>
      <text:p text:style-name="P1"><text:span text:style-name="T1">ActualStatusCode <text:s text:c="2"/>: 404</text:span></text:p>
      <text:p text:style-name="P1"><text:span text:style-name="T1">ExpectedStatusCode : 404</text:span></text:p>
      <text:p text:style-name="P1"><text:span text:style-name="T1">UnexpectedStatus <text:s text:c="2"/>: False</text:span></text:p>
      <text:p text:style-name="P3"/>
      <text:p text:style-name="P1"><text:span text:style-name="T1">Blocked <text:s text:c="11"/>: False</text:span></text:p>
      <text:p text:style-name="P1"><text:span text:style-name="T1">TestUrl <text:s text:c="11"/>: https://automatediracs-eus-prd.securitycenter.windows.com/</text:span></text:p>
      <text:p text:style-name="P1"><text:span text:style-name="T1">UnblockUrl <text:s text:c="8"/>: https://*.securitycenter.windows.com</text:span></text:p>
      <text:p text:style-name="P1"><text:span text:style-name="T1">DnsAliases <text:s text:c="8"/>: {}</text:span></text:p>
      <text:p text:style-name="P1"><text:span text:style-name="T1">IpAddresses <text:s text:c="7"/>: {}</text:span></text:p>
      <text:p text:style-name="P1"><text:span text:style-name="T1">Description <text:s text:c="7"/>: Automated IR. Eastern US data center</text:span></text:p>
      <text:p text:style-name="P1"><text:span text:style-name="T1">Resolved <text:s text:c="10"/>: False</text:span></text:p>
      <text:p text:style-name="P1"><text:soft-page-break/><text:span text:style-name="T1">ActualStatusCode <text:s text:c="2"/>: 0</text:span></text:p>
      <text:p text:style-name="P1"><text:span text:style-name="T1">ExpectedStatusCode : 500</text:span></text:p>
      <text:p text:style-name="P1"><text:span text:style-name="T1">UnexpectedStatus <text:s text:c="2"/>: True</text:span></text:p>
      <text:p text:style-name="P3"/>
      <text:p text:style-name="P1"><text:span text:style-name="T1">Blocked <text:s text:c="11"/>: False</text:span></text:p>
      <text:p text:style-name="P1"><text:span text:style-name="T1">TestUrl <text:s text:c="11"/>: https://automatediracs-cus-prd.securitycenter.windows.com/</text:span></text:p>
      <text:p text:style-name="P1"><text:span text:style-name="T1">UnblockUrl <text:s text:c="8"/>: https://*.securitycenter.windows.com</text:span></text:p>
      <text:p text:style-name="P1"><text:span text:style-name="T1">DnsAliases <text:s text:c="8"/>: {}</text:span></text:p>
      <text:p text:style-name="P1"><text:span text:style-name="T1">IpAddresses <text:s text:c="7"/>: {}</text:span></text:p>
      <text:p text:style-name="P1"><text:span text:style-name="T1">Description <text:s text:c="7"/>: Automated IR. Central US data center</text:span></text:p>
      <text:p text:style-name="P1"><text:span text:style-name="T1">Resolved <text:s text:c="10"/>: False</text:span></text:p>
      <text:p text:style-name="P1"><text:span text:style-name="T1">ActualStatusCode <text:s text:c="2"/>: 0</text:span></text:p>
      <text:p text:style-name="P1"><text:span text:style-name="T1">ExpectedStatusCode : 500</text:span></text:p>
      <text:p text:style-name="P1"><text:span text:style-name="T1">UnexpectedStatus <text:s text:c="2"/>: True</text:span></text:p>
      <text:p text:style-name="P3"/>
      <text:p text:style-name="P1"><text:span text:style-name="T1">Blocked <text:s text:c="11"/>: False</text:span></text:p>
      <text:p text:style-name="P1"><text:span text:style-name="T1">TestUrl <text:s text:c="11"/>: https://winatpservicehealth.securitycenter.windows.com/</text:span></text:p>
      <text:p text:style-name="P1"><text:span text:style-name="T1">UnblockUrl <text:s text:c="8"/>: https://*.securitycenter.windows.com</text:span></text:p>
      <text:p text:style-name="P1"><text:span text:style-name="T1">DnsAliases <text:s text:c="8"/>: {winatpservicehealth-prd.trafficmanager.net, winatpservicehealth-eus-prd.cloudapp.net}</text:span></text:p>
      <text:p text:style-name="P1"><text:span text:style-name="T1">IpAddresses <text:s text:c="7"/>: {13.68.18.67}</text:span></text:p>
      <text:p text:style-name="P1"><text:span text:style-name="T1">Description <text:s text:c="7"/>: Service health status</text:span></text:p>
      <text:p text:style-name="P1"><text:span text:style-name="T1">Resolved <text:s text:c="10"/>: True</text:span></text:p>
      <text:p text:style-name="P1"><text:span text:style-name="T1">ActualStatusCode <text:s text:c="2"/>: 404</text:span></text:p>
      <text:p text:style-name="P1"><text:span text:style-name="T1">ExpectedStatusCode : 404</text:span></text:p>
      <text:p text:style-name="P1"><text:span text:style-name="T1">UnexpectedStatus <text:s text:c="2"/>: False</text:span></text:p>
      <text:p text:style-name="P3"/>
      <text:p text:style-name="P1"><text:span text:style-name="T1">Blocked <text:s text:c="11"/>: False</text:span></text:p>
      <text:p text:style-name="P1"><text:span text:style-name="T1">TestUrl <text:s text:c="11"/>: https://userrequests-us.securitycenter.windows.com/</text:span></text:p>
      <text:p text:style-name="P1"><text:span text:style-name="T1">UnblockUrl <text:s text:c="8"/>: https://*.securitycenter.windows.com</text:span></text:p>
      <text:p text:style-name="P1"><text:span text:style-name="T1">DnsAliases <text:s text:c="8"/>: {userrequestsfrontend-us-prd.trafficmanager.net, userrequestsfrontend-eus-prd.cloudapp.net}</text:span></text:p>
      <text:p text:style-name="P1"><text:span text:style-name="T1">IpAddresses <text:s text:c="7"/>: {52.177.223.91}</text:span></text:p>
      <text:p text:style-name="P1"><text:span text:style-name="T1">Description <text:s text:c="7"/>: </text:span></text:p>
      <text:p text:style-name="P1"><text:span text:style-name="T1">Resolved <text:s text:c="10"/>: True</text:span></text:p>
      <text:p text:style-name="P1"><text:span text:style-name="T1">ActualStatusCode <text:s text:c="2"/>: 404</text:span></text:p>
      <text:p text:style-name="P1"><text:span text:style-name="T1">ExpectedStatusCode : 404</text:span></text:p>
      <text:p text:style-name="P1"><text:span text:style-name="T1">UnexpectedStatus <text:s text:c="2"/>: False</text:span></text:p>
      <text:p text:style-name="P3"/>
      <text:p text:style-name="P1"><text:span text:style-name="T1">Blocked <text:s text:c="11"/>: False</text:span></text:p>
      <text:p text:style-name="P1"><text:span text:style-name="T1">TestUrl <text:s text:c="11"/>: https://winatpsecurityanalyticsapi-us.securitycenter.windows.com/</text:span></text:p>
      <text:p text:style-name="P1"><text:span text:style-name="T1">UnblockUrl <text:s text:c="8"/>: https://*.securitycenter.windows.com</text:span></text:p>
      <text:p text:style-name="P1"><text:span text:style-name="T1">DnsAliases <text:s text:c="8"/>: {securityanalyticsapi-us-prd.trafficmanager.net, securityanalyticsapi-eus-prd.cloudapp.net}</text:span></text:p>
      <text:p text:style-name="P1"><text:span text:style-name="T1">IpAddresses <text:s text:c="7"/>: {40.70.83.177}</text:span></text:p>
      <text:p text:style-name="P1"><text:span text:style-name="T1">Description <text:s text:c="7"/>: Secure Score security analytics</text:span></text:p>
      <text:p text:style-name="P1"><text:span text:style-name="T1">Resolved <text:s text:c="10"/>: True</text:span></text:p>
      <text:p text:style-name="P1"><text:span text:style-name="T1">ActualStatusCode <text:s text:c="2"/>: 403</text:span></text:p>
      <text:p text:style-name="P1"><text:span text:style-name="T1">ExpectedStatusCode : 403</text:span></text:p>
      <text:p text:style-name="P1"><text:span text:style-name="T1">UnexpectedStatus <text:s text:c="2"/>: False</text:span></text:p>
      <text:p text:style-name="P3"/>
      <text:p text:style-name="P1"><text:span text:style-name="T1">Blocked <text:s text:c="11"/>: False</text:span></text:p>
      <text:p text:style-name="P1"><text:span text:style-name="T1">TestUrl <text:s text:c="11"/>: https://static2.sharepointonline.com/</text:span></text:p>
      <text:p text:style-name="P1"><text:span text:style-name="T1">UnblockUrl <text:s text:c="8"/>: https://static2.sharepointonline.com</text:span></text:p>
      <text:p text:style-name="P1"><text:span text:style-name="T1">DnsAliases <text:s text:c="8"/>: {static2.sharepointonline.com.edgekey.net, e1780.g.akamaiedge.net}</text:span></text:p>
      <text:p text:style-name="P1"><text:span text:style-name="T1">IpAddresses <text:s text:c="7"/>: {23.218.140.13}</text:span></text:p>
      <text:p text:style-name="P1"><text:span text:style-name="T1">Description <text:s text:c="7"/>: Host for Microsoft Fabric Assets containing fonts, icons, and stylesheets used by Microsoft cloud service user </text:span></text:p>
      <text:p text:style-name="P1"><text:span text:style-name="T1"><text:s text:c="21"/>interfaces</text:span></text:p>
      <text:p text:style-name="P1"><text:span text:style-name="T1">Resolved <text:s text:c="10"/>: True</text:span></text:p>
      <text:p text:style-name="P1"><text:span text:style-name="T1">ActualStatusCode <text:s text:c="2"/>: 400</text:span></text:p>
      <text:p text:style-name="P1"><text:span text:style-name="T1">ExpectedStatusCode : 400</text:span></text:p>
      <text:p text:style-name="P1"><text:span text:style-name="T1">UnexpectedStatus <text:s text:c="2"/>: False</text:span></text:p>
      <text:p text:style-name="P3"/>
      <text:p text:style-name="P3"/>
      <text:p text:style-name="P3"/>
      <text:p text:style-name="P3"/>
      <text:p text:style-name="P1"><text:span text:style-name="T1">PS C:\Users\ncterry\Desktop\HTTP-Connectivity-Tester\Examples\Microsoft\WindowsDefenderAdvancedThreatProtection&gt; <text:s/>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14T10:04:39.071000000</meta:creation-date>
    <dc:date>2021-01-14T10:05:19.399000000</dc:date>
    <meta:editing-duration>PT42S</meta:editing-duration>
    <meta:editing-cycles>1</meta:editing-cycles>
    <meta:document-statistic meta:table-count="0" meta:image-count="0" meta:object-count="0" meta:page-count="15" meta:paragraph-count="927" meta:word-count="3303" meta:character-count="39166" meta:non-whitespace-character-count="34591"/>
    <meta:generator>LibreOffice/6.4.7.2$Windows_X86_64 LibreOffice_project/639b8ac485750d5696d7590a72ef1b496725cfb5</meta:generator>
  </office:meta>
</office:document-meta>
</file>